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28in"/>
    </style:style>
    <style:style style:name="co2" style:family="table-column">
      <style:table-column-properties fo:break-before="auto" style:column-width="0.6591in"/>
    </style:style>
    <style:style style:name="co3" style:family="table-column">
      <style:table-column-properties fo:break-before="auto" style:column-width="0.7346in"/>
    </style:style>
    <style:style style:name="co4" style:family="table-column">
      <style:table-column-properties fo:break-before="auto" style:column-width="0.8311in"/>
    </style:style>
    <style:style style:name="co5" style:family="table-column">
      <style:table-column-properties fo:break-before="auto" style:column-width="0.7882in"/>
    </style:style>
    <style:style style:name="co6" style:family="table-column">
      <style:table-column-properties fo:break-before="auto" style:column-width="0.6701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8.6346in" svg:height="8.2201in" svg:x="5.2051in" svg:y="0.1563in">
            <draw:object draw:notify-on-update-of-ranges="Sheet1.A1:Sheet1.A1 Sheet1.A2:Sheet1.A65 Sheet1.B1:Sheet1.B1 Sheet1.B2:Sheet1.B65 Sheet1.C1:Sheet1.C1 Sheet1.C2:Sheet1.C65 Sheet1.D1:Sheet1.D1 Sheet1.D2:Sheet1.D65 Sheet1.E1:Sheet1.E1 Sheet1.E2:Sheet1.E65 Sheet1.F1:Sheet1.F1 Sheet1.F2:Sheet1.F65 Sheet1.G1:Sheet1.G1 Sheet1.G2:Sheet1.G6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6.0374in" svg:height="8.3449in" svg:x="3.6142in" svg:y="3.761in">
            <draw:object draw:notify-on-update-of-ranges="Sheet1.A1:Sheet1.A1 Sheet1.A2:Sheet1.A65 Sheet1.B1:Sheet1.B1 Sheet1.B2:Sheet1.B65 Sheet1.D1:Sheet1.D1 Sheet1.D2:Sheet1.D65 Sheet1.E1:Sheet1.E1 Sheet1.E2:Sheet1.E6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>
            <text:p>test</text:p>
          </table:table-cell>
          <table:table-cell office:value-type="string">
            <text:p>src/ifib.c</text:p>
          </table:table-cell>
          <table:table-cell office:value-type="string">
            <text:p>src/loop.c</text:p>
          </table:table-cell>
          <table:table-cell office:value-type="string">
            <text:p>src/msort.c</text:p>
          </table:table-cell>
          <table:table-cell office:value-type="string">
            <text:p>src/qsort.c</text:p>
          </table:table-cell>
          <table:table-cell office:value-type="string">
            <text:p>src/rfib.c</text:p>
          </table:table-cell>
          <table:table-cell office:value-type="string">
            <text:p>src/branchpredict.c</text:p>
          </table:table-cell>
        </table:table-row>
        <table:table-row table:style-name="ro1">
          <table:table-cell office:value-type="string">
            <text:p>012345</text:p>
          </table:table-cell>
          <table:table-cell office:value-type="float" office:value="0.624">
            <text:p>0.624</text:p>
          </table:table-cell>
          <table:table-cell office:value-type="float" office:value="77.814">
            <text:p>77.814</text:p>
          </table:table-cell>
          <table:table-cell office:value-type="float" office:value="2.1835">
            <text:p>2.1835</text:p>
          </table:table-cell>
          <table:table-cell office:value-type="float" office:value="1.712">
            <text:p>1.712</text:p>
          </table:table-cell>
          <table:table-cell office:value-type="float" office:value="53.9295">
            <text:p>53.9295</text:p>
          </table:table-cell>
          <table:table-cell office:value-type="float" office:value="98.198">
            <text:p>98.198</text:p>
          </table:table-cell>
        </table:table-row>
        <table:table-row table:style-name="ro1">
          <table:table-cell office:value-type="string">
            <text:p>12345</text:p>
          </table:table-cell>
          <table:table-cell office:value-type="float" office:value="0.63">
            <text:p>0.63</text:p>
          </table:table-cell>
          <table:table-cell office:value-type="float" office:value="77.504">
            <text:p>77.504</text:p>
          </table:table-cell>
          <table:table-cell office:value-type="float" office:value="2.1625">
            <text:p>2.1625</text:p>
          </table:table-cell>
          <table:table-cell office:value-type="float" office:value="1.7005">
            <text:p>1.7005</text:p>
          </table:table-cell>
          <table:table-cell office:value-type="float" office:value="53.6145">
            <text:p>53.6145</text:p>
          </table:table-cell>
          <table:table-cell office:value-type="float" office:value="98.0895">
            <text:p>98.0895</text:p>
          </table:table-cell>
        </table:table-row>
        <table:table-row table:style-name="ro1">
          <table:table-cell office:value-type="string">
            <text:p>02345</text:p>
          </table:table-cell>
          <table:table-cell office:value-type="float" office:value="0.3065">
            <text:p>0.3065</text:p>
          </table:table-cell>
          <table:table-cell office:value-type="float" office:value="84.4265">
            <text:p>84.4265</text:p>
          </table:table-cell>
          <table:table-cell office:value-type="float" office:value="2.154">
            <text:p>2.154</text:p>
          </table:table-cell>
          <table:table-cell office:value-type="float" office:value="1.694">
            <text:p>1.694</text:p>
          </table:table-cell>
          <table:table-cell office:value-type="float" office:value="62.5595">
            <text:p>62.5595</text:p>
          </table:table-cell>
          <table:table-cell office:value-type="float" office:value="111.193">
            <text:p>111.193</text:p>
          </table:table-cell>
        </table:table-row>
        <table:table-row table:style-name="ro1">
          <table:table-cell office:value-type="string">
            <text:p>2345</text:p>
          </table:table-cell>
          <table:table-cell office:value-type="float" office:value="0.63">
            <text:p>0.63</text:p>
          </table:table-cell>
          <table:table-cell office:value-type="float" office:value="77.534">
            <text:p>77.534</text:p>
          </table:table-cell>
          <table:table-cell office:value-type="float" office:value="2.1585">
            <text:p>2.1585</text:p>
          </table:table-cell>
          <table:table-cell office:value-type="float" office:value="1.6845">
            <text:p>1.6845</text:p>
          </table:table-cell>
          <table:table-cell office:value-type="float" office:value="53.706">
            <text:p>53.706</text:p>
          </table:table-cell>
          <table:table-cell office:value-type="float" office:value="97.628">
            <text:p>97.628</text:p>
          </table:table-cell>
        </table:table-row>
        <table:table-row table:style-name="ro1">
          <table:table-cell office:value-type="string">
            <text:p>01345</text:p>
          </table:table-cell>
          <table:table-cell office:value-type="float" office:value="0.622">
            <text:p>0.622</text:p>
          </table:table-cell>
          <table:table-cell office:value-type="float" office:value="77.5495">
            <text:p>77.5495</text:p>
          </table:table-cell>
          <table:table-cell office:value-type="float" office:value="2.204">
            <text:p>2.204</text:p>
          </table:table-cell>
          <table:table-cell office:value-type="float" office:value="1.725">
            <text:p>1.725</text:p>
          </table:table-cell>
          <table:table-cell office:value-type="float" office:value="62.894">
            <text:p>62.894</text:p>
          </table:table-cell>
          <table:table-cell office:value-type="float" office:value="98.2635">
            <text:p>98.2635</text:p>
          </table:table-cell>
        </table:table-row>
        <table:table-row table:style-name="ro1">
          <table:table-cell office:value-type="string">
            <text:p>1345</text:p>
          </table:table-cell>
          <table:table-cell office:value-type="float" office:value="0.63">
            <text:p>0.63</text:p>
          </table:table-cell>
          <table:table-cell office:value-type="float" office:value="77.7935">
            <text:p>77.7935</text:p>
          </table:table-cell>
          <table:table-cell office:value-type="float" office:value="2.2035">
            <text:p>2.2035</text:p>
          </table:table-cell>
          <table:table-cell office:value-type="float" office:value="1.744">
            <text:p>1.744</text:p>
          </table:table-cell>
          <table:table-cell office:value-type="float" office:value="63.0935">
            <text:p>63.0935</text:p>
          </table:table-cell>
          <table:table-cell office:value-type="float" office:value="98.2165">
            <text:p>98.2165</text:p>
          </table:table-cell>
        </table:table-row>
        <table:table-row table:style-name="ro1">
          <table:table-cell office:value-type="string">
            <text:p>0345</text:p>
          </table:table-cell>
          <table:table-cell office:value-type="float" office:value="0.321">
            <text:p>0.321</text:p>
          </table:table-cell>
          <table:table-cell office:value-type="float" office:value="84.54">
            <text:p>84.54</text:p>
          </table:table-cell>
          <table:table-cell office:value-type="float" office:value="2.2165">
            <text:p>2.2165</text:p>
          </table:table-cell>
          <table:table-cell office:value-type="float" office:value="1.706">
            <text:p>1.706</text:p>
          </table:table-cell>
          <table:table-cell office:value-type="float" office:value="63.0025">
            <text:p>63.0025</text:p>
          </table:table-cell>
          <table:table-cell office:value-type="float" office:value="111.364">
            <text:p>111.364</text:p>
          </table:table-cell>
        </table:table-row>
        <table:table-row table:style-name="ro1">
          <table:table-cell office:value-type="string">
            <text:p>345</text:p>
          </table:table-cell>
          <table:table-cell office:value-type="float" office:value="0.623">
            <text:p>0.623</text:p>
          </table:table-cell>
          <table:table-cell office:value-type="float" office:value="78.2975">
            <text:p>78.2975</text:p>
          </table:table-cell>
          <table:table-cell office:value-type="float" office:value="2.192">
            <text:p>2.192</text:p>
          </table:table-cell>
          <table:table-cell office:value-type="float" office:value="1.7285">
            <text:p>1.7285</text:p>
          </table:table-cell>
          <table:table-cell office:value-type="float" office:value="62.977">
            <text:p>62.977</text:p>
          </table:table-cell>
          <table:table-cell office:value-type="float" office:value="97.136">
            <text:p>97.136</text:p>
          </table:table-cell>
        </table:table-row>
        <table:table-row table:style-name="ro1">
          <table:table-cell office:value-type="string">
            <text:p>01245</text:p>
          </table:table-cell>
          <table:table-cell office:value-type="float" office:value="0.63">
            <text:p>0.63</text:p>
          </table:table-cell>
          <table:table-cell office:value-type="float" office:value="78.0065">
            <text:p>78.0065</text:p>
          </table:table-cell>
          <table:table-cell office:value-type="float" office:value="2.203">
            <text:p>2.203</text:p>
          </table:table-cell>
          <table:table-cell office:value-type="float" office:value="1.7">
            <text:p>1.7</text:p>
          </table:table-cell>
          <table:table-cell office:value-type="float" office:value="54.022">
            <text:p>54.022</text:p>
          </table:table-cell>
          <table:table-cell office:value-type="float" office:value="97.2055">
            <text:p>97.2055</text:p>
          </table:table-cell>
        </table:table-row>
        <table:table-row table:style-name="ro1">
          <table:table-cell office:value-type="string">
            <text:p>1245</text:p>
          </table:table-cell>
          <table:table-cell office:value-type="float" office:value="0.6005">
            <text:p>0.6005</text:p>
          </table:table-cell>
          <table:table-cell office:value-type="float" office:value="78.686">
            <text:p>78.686</text:p>
          </table:table-cell>
          <table:table-cell office:value-type="float" office:value="2.1685">
            <text:p>2.1685</text:p>
          </table:table-cell>
          <table:table-cell office:value-type="float" office:value="1.6755">
            <text:p>1.6755</text:p>
          </table:table-cell>
          <table:table-cell office:value-type="float" office:value="53.1">
            <text:p>53.1</text:p>
          </table:table-cell>
          <table:table-cell office:value-type="float" office:value="97.196">
            <text:p>97.196</text:p>
          </table:table-cell>
        </table:table-row>
        <table:table-row table:style-name="ro1">
          <table:table-cell office:value-type="string">
            <text:p>0245</text:p>
          </table:table-cell>
          <table:table-cell office:value-type="float" office:value="0.315">
            <text:p>0.315</text:p>
          </table:table-cell>
          <table:table-cell office:value-type="float" office:value="83.6145">
            <text:p>83.6145</text:p>
          </table:table-cell>
          <table:table-cell office:value-type="float" office:value="2.1465">
            <text:p>2.1465</text:p>
          </table:table-cell>
          <table:table-cell office:value-type="float" office:value="1.673">
            <text:p>1.673</text:p>
          </table:table-cell>
          <table:table-cell office:value-type="float" office:value="62.328">
            <text:p>62.328</text:p>
          </table:table-cell>
          <table:table-cell office:value-type="float" office:value="110.589">
            <text:p>110.589</text:p>
          </table:table-cell>
        </table:table-row>
        <table:table-row table:style-name="ro1">
          <table:table-cell office:value-type="string">
            <text:p>245</text:p>
          </table:table-cell>
          <table:table-cell office:value-type="float" office:value="0.6395">
            <text:p>0.6395</text:p>
          </table:table-cell>
          <table:table-cell office:value-type="float" office:value="79.3365">
            <text:p>79.3365</text:p>
          </table:table-cell>
          <table:table-cell office:value-type="float" office:value="2.199">
            <text:p>2.199</text:p>
          </table:table-cell>
          <table:table-cell office:value-type="float" office:value="1.6705">
            <text:p>1.6705</text:p>
          </table:table-cell>
          <table:table-cell office:value-type="float" office:value="53.841">
            <text:p>53.841</text:p>
          </table:table-cell>
          <table:table-cell office:value-type="float" office:value="97.1975">
            <text:p>97.1975</text:p>
          </table:table-cell>
        </table:table-row>
        <table:table-row table:style-name="ro1">
          <table:table-cell office:value-type="string">
            <text:p>0145</text:p>
          </table:table-cell>
          <table:table-cell office:value-type="float" office:value="0.63">
            <text:p>0.63</text:p>
          </table:table-cell>
          <table:table-cell office:value-type="float" office:value="77.466">
            <text:p>77.466</text:p>
          </table:table-cell>
          <table:table-cell office:value-type="float" office:value="2.19">
            <text:p>2.19</text:p>
          </table:table-cell>
          <table:table-cell office:value-type="float" office:value="1.735">
            <text:p>1.735</text:p>
          </table:table-cell>
          <table:table-cell office:value-type="float" office:value="62.532">
            <text:p>62.532</text:p>
          </table:table-cell>
          <table:table-cell office:value-type="float" office:value="97.1075">
            <text:p>97.1075</text:p>
          </table:table-cell>
        </table:table-row>
        <table:table-row table:style-name="ro1">
          <table:table-cell office:value-type="string">
            <text:p>145</text:p>
          </table:table-cell>
          <table:table-cell office:value-type="float" office:value="0.63">
            <text:p>0.63</text:p>
          </table:table-cell>
          <table:table-cell office:value-type="float" office:value="77.548">
            <text:p>77.548</text:p>
          </table:table-cell>
          <table:table-cell office:value-type="float" office:value="2.197">
            <text:p>2.197</text:p>
          </table:table-cell>
          <table:table-cell office:value-type="float" office:value="1.7135">
            <text:p>1.7135</text:p>
          </table:table-cell>
          <table:table-cell office:value-type="float" office:value="62.6805">
            <text:p>62.6805</text:p>
          </table:table-cell>
          <table:table-cell office:value-type="float" office:value="98.262">
            <text:p>98.262</text:p>
          </table:table-cell>
        </table:table-row>
        <table:table-row table:style-name="ro1">
          <table:table-cell office:value-type="string">
            <text:p>045</text:p>
          </table:table-cell>
          <table:table-cell office:value-type="float" office:value="0.315">
            <text:p>0.315</text:p>
          </table:table-cell>
          <table:table-cell office:value-type="float" office:value="85.25">
            <text:p>85.25</text:p>
          </table:table-cell>
          <table:table-cell office:value-type="float" office:value="2.21">
            <text:p>2.21</text:p>
          </table:table-cell>
          <table:table-cell office:value-type="float" office:value="1.704">
            <text:p>1.704</text:p>
          </table:table-cell>
          <table:table-cell office:value-type="float" office:value="63.0165">
            <text:p>63.0165</text:p>
          </table:table-cell>
          <table:table-cell office:value-type="float" office:value="112.0255">
            <text:p>112.0255</text:p>
          </table:table-cell>
        </table:table-row>
        <table:table-row table:style-name="ro1">
          <table:table-cell office:value-type="string">
            <text:p>45</text:p>
          </table:table-cell>
          <table:table-cell office:value-type="float" office:value="0.63">
            <text:p>0.63</text:p>
          </table:table-cell>
          <table:table-cell office:value-type="float" office:value="77.7805">
            <text:p>77.7805</text:p>
          </table:table-cell>
          <table:table-cell office:value-type="float" office:value="2.206">
            <text:p>2.206</text:p>
          </table:table-cell>
          <table:table-cell office:value-type="float" office:value="1.732">
            <text:p>1.732</text:p>
          </table:table-cell>
          <table:table-cell office:value-type="float" office:value="62.8705">
            <text:p>62.8705</text:p>
          </table:table-cell>
          <table:table-cell office:value-type="float" office:value="97.9395">
            <text:p>97.9395</text:p>
          </table:table-cell>
        </table:table-row>
        <table:table-row table:style-name="ro1">
          <table:table-cell office:value-type="string">
            <text:p>01235</text:p>
          </table:table-cell>
          <table:table-cell office:value-type="float" office:value="0.63">
            <text:p>0.63</text:p>
          </table:table-cell>
          <table:table-cell office:value-type="float" office:value="76.796">
            <text:p>76.796</text:p>
          </table:table-cell>
          <table:table-cell office:value-type="float" office:value="2.197">
            <text:p>2.197</text:p>
          </table:table-cell>
          <table:table-cell office:value-type="float" office:value="1.716">
            <text:p>1.716</text:p>
          </table:table-cell>
          <table:table-cell office:value-type="float" office:value="54.096">
            <text:p>54.096</text:p>
          </table:table-cell>
          <table:table-cell office:value-type="float" office:value="98.074">
            <text:p>98.074</text:p>
          </table:table-cell>
        </table:table-row>
        <table:table-row table:style-name="ro1">
          <table:table-cell office:value-type="string">
            <text:p>1235</text:p>
          </table:table-cell>
          <table:table-cell office:value-type="float" office:value="0.621">
            <text:p>0.621</text:p>
          </table:table-cell>
          <table:table-cell office:value-type="float" office:value="78.559">
            <text:p>78.559</text:p>
          </table:table-cell>
          <table:table-cell office:value-type="float" office:value="2.174">
            <text:p>2.174</text:p>
          </table:table-cell>
          <table:table-cell office:value-type="float" office:value="1.7195">
            <text:p>1.7195</text:p>
          </table:table-cell>
          <table:table-cell office:value-type="float" office:value="54.024">
            <text:p>54.024</text:p>
          </table:table-cell>
          <table:table-cell office:value-type="float" office:value="97.535">
            <text:p>97.535</text:p>
          </table:table-cell>
        </table:table-row>
        <table:table-row table:style-name="ro1">
          <table:table-cell office:value-type="string">
            <text:p>0235</text:p>
          </table:table-cell>
          <table:table-cell office:value-type="float" office:value="0.3095">
            <text:p>0.3095</text:p>
          </table:table-cell>
          <table:table-cell office:value-type="float" office:value="84.2935">
            <text:p>84.2935</text:p>
          </table:table-cell>
          <table:table-cell office:value-type="float" office:value="2.156">
            <text:p>2.156</text:p>
          </table:table-cell>
          <table:table-cell office:value-type="float" office:value="1.68">
            <text:p>1.68</text:p>
          </table:table-cell>
          <table:table-cell office:value-type="float" office:value="62.3985">
            <text:p>62.3985</text:p>
          </table:table-cell>
          <table:table-cell office:value-type="float" office:value="111.4445">
            <text:p>111.4445</text:p>
          </table:table-cell>
        </table:table-row>
        <table:table-row table:style-name="ro1">
          <table:table-cell office:value-type="string">
            <text:p>235</text:p>
          </table:table-cell>
          <table:table-cell office:value-type="float" office:value="0.609">
            <text:p>0.609</text:p>
          </table:table-cell>
          <table:table-cell office:value-type="float" office:value="74.902">
            <text:p>74.902</text:p>
          </table:table-cell>
          <table:table-cell office:value-type="float" office:value="2.089">
            <text:p>2.089</text:p>
          </table:table-cell>
          <table:table-cell office:value-type="float" office:value="1.64">
            <text:p>1.64</text:p>
          </table:table-cell>
          <table:table-cell office:value-type="float" office:value="51.749">
            <text:p>51.749</text:p>
          </table:table-cell>
          <table:table-cell office:value-type="float" office:value="98.2055">
            <text:p>98.2055</text:p>
          </table:table-cell>
        </table:table-row>
        <table:table-row table:style-name="ro1">
          <table:table-cell office:value-type="string">
            <text:p>0135</text:p>
          </table:table-cell>
          <table:table-cell office:value-type="float" office:value="0.63">
            <text:p>0.63</text:p>
          </table:table-cell>
          <table:table-cell office:value-type="float" office:value="74.8405">
            <text:p>74.8405</text:p>
          </table:table-cell>
          <table:table-cell office:value-type="float" office:value="2.105">
            <text:p>2.105</text:p>
          </table:table-cell>
          <table:table-cell office:value-type="float" office:value="1.677">
            <text:p>1.677</text:p>
          </table:table-cell>
          <table:table-cell office:value-type="float" office:value="60.426">
            <text:p>60.426</text:p>
          </table:table-cell>
          <table:table-cell office:value-type="float" office:value="98.194">
            <text:p>98.194</text:p>
          </table:table-cell>
        </table:table-row>
        <table:table-row table:style-name="ro1">
          <table:table-cell office:value-type="string">
            <text:p>135</text:p>
          </table:table-cell>
          <table:table-cell office:value-type="float" office:value="0.63">
            <text:p>0.63</text:p>
          </table:table-cell>
          <table:table-cell office:value-type="float" office:value="74.932">
            <text:p>74.932</text:p>
          </table:table-cell>
          <table:table-cell office:value-type="float" office:value="2.1455">
            <text:p>2.1455</text:p>
          </table:table-cell>
          <table:table-cell office:value-type="float" office:value="1.662">
            <text:p>1.662</text:p>
          </table:table-cell>
          <table:table-cell office:value-type="float" office:value="60.4155">
            <text:p>60.4155</text:p>
          </table:table-cell>
          <table:table-cell office:value-type="float" office:value="97.637">
            <text:p>97.637</text:p>
          </table:table-cell>
        </table:table-row>
        <table:table-row table:style-name="ro1">
          <table:table-cell office:value-type="string">
            <text:p>035</text:p>
          </table:table-cell>
          <table:table-cell office:value-type="float" office:value="0.3055">
            <text:p>0.3055</text:p>
          </table:table-cell>
          <table:table-cell office:value-type="float" office:value="80.964">
            <text:p>80.964</text:p>
          </table:table-cell>
          <table:table-cell office:value-type="float" office:value="2.103">
            <text:p>2.103</text:p>
          </table:table-cell>
          <table:table-cell office:value-type="float" office:value="1.622">
            <text:p>1.622</text:p>
          </table:table-cell>
          <table:table-cell office:value-type="float" office:value="60.4455">
            <text:p>60.4455</text:p>
          </table:table-cell>
          <table:table-cell office:value-type="float" office:value="111.4015">
            <text:p>111.4015</text:p>
          </table:table-cell>
        </table:table-row>
        <table:table-row table:style-name="ro1">
          <table:table-cell office:value-type="string">
            <text:p>35</text:p>
          </table:table-cell>
          <table:table-cell office:value-type="float" office:value="0.622">
            <text:p>0.622</text:p>
          </table:table-cell>
          <table:table-cell office:value-type="float" office:value="74.661">
            <text:p>74.661</text:p>
          </table:table-cell>
          <table:table-cell office:value-type="float" office:value="2.105">
            <text:p>2.105</text:p>
          </table:table-cell>
          <table:table-cell office:value-type="float" office:value="1.6735">
            <text:p>1.6735</text:p>
          </table:table-cell>
          <table:table-cell office:value-type="float" office:value="60.484">
            <text:p>60.484</text:p>
          </table:table-cell>
          <table:table-cell office:value-type="float" office:value="98.1735">
            <text:p>98.1735</text:p>
          </table:table-cell>
        </table:table-row>
        <table:table-row table:style-name="ro1">
          <table:table-cell office:value-type="string">
            <text:p>0125</text:p>
          </table:table-cell>
          <table:table-cell office:value-type="float" office:value="0.61">
            <text:p>0.61</text:p>
          </table:table-cell>
          <table:table-cell office:value-type="float" office:value="74.7725">
            <text:p>74.7725</text:p>
          </table:table-cell>
          <table:table-cell office:value-type="float" office:value="2.073">
            <text:p>2.073</text:p>
          </table:table-cell>
          <table:table-cell office:value-type="float" office:value="1.651">
            <text:p>1.651</text:p>
          </table:table-cell>
          <table:table-cell office:value-type="float" office:value="51.8035">
            <text:p>51.8035</text:p>
          </table:table-cell>
          <table:table-cell office:value-type="float" office:value="98.147">
            <text:p>98.147</text:p>
          </table:table-cell>
        </table:table-row>
        <table:table-row table:style-name="ro1">
          <table:table-cell office:value-type="string">
            <text:p>125</text:p>
          </table:table-cell>
          <table:table-cell office:value-type="float" office:value="0.6285">
            <text:p>0.6285</text:p>
          </table:table-cell>
          <table:table-cell office:value-type="float" office:value="74.62">
            <text:p>74.62</text:p>
          </table:table-cell>
          <table:table-cell office:value-type="float" office:value="2.078">
            <text:p>2.078</text:p>
          </table:table-cell>
          <table:table-cell office:value-type="float" office:value="1.657">
            <text:p>1.657</text:p>
          </table:table-cell>
          <table:table-cell office:value-type="float" office:value="51.7395">
            <text:p>51.7395</text:p>
          </table:table-cell>
          <table:table-cell office:value-type="float" office:value="98.144">
            <text:p>98.144</text:p>
          </table:table-cell>
        </table:table-row>
        <table:table-row table:style-name="ro1">
          <table:table-cell office:value-type="string">
            <text:p>025</text:p>
          </table:table-cell>
          <table:table-cell office:value-type="float" office:value="0.2965">
            <text:p>0.2965</text:p>
          </table:table-cell>
          <table:table-cell office:value-type="float" office:value="80.9335">
            <text:p>80.9335</text:p>
          </table:table-cell>
          <table:table-cell office:value-type="float" office:value="2.102">
            <text:p>2.102</text:p>
          </table:table-cell>
          <table:table-cell office:value-type="float" office:value="1.624">
            <text:p>1.624</text:p>
          </table:table-cell>
          <table:table-cell office:value-type="float" office:value="60.43">
            <text:p>60.43</text:p>
          </table:table-cell>
          <table:table-cell office:value-type="float" office:value="111.411">
            <text:p>111.411</text:p>
          </table:table-cell>
        </table:table-row>
        <table:table-row table:style-name="ro1">
          <table:table-cell office:value-type="string">
            <text:p>25</text:p>
          </table:table-cell>
          <table:table-cell office:value-type="float" office:value="0.621">
            <text:p>0.621</text:p>
          </table:table-cell>
          <table:table-cell office:value-type="float" office:value="74.835">
            <text:p>74.835</text:p>
          </table:table-cell>
          <table:table-cell office:value-type="float" office:value="2.0935">
            <text:p>2.0935</text:p>
          </table:table-cell>
          <table:table-cell office:value-type="float" office:value="1.66">
            <text:p>1.66</text:p>
          </table:table-cell>
          <table:table-cell office:value-type="float" office:value="51.933">
            <text:p>51.933</text:p>
          </table:table-cell>
          <table:table-cell office:value-type="float" office:value="98.184">
            <text:p>98.184</text:p>
          </table:table-cell>
        </table:table-row>
        <table:table-row table:style-name="ro1">
          <table:table-cell office:value-type="string">
            <text:p>015</text:p>
          </table:table-cell>
          <table:table-cell office:value-type="float" office:value="0.63">
            <text:p>0.63</text:p>
          </table:table-cell>
          <table:table-cell office:value-type="float" office:value="74.8585">
            <text:p>74.8585</text:p>
          </table:table-cell>
          <table:table-cell office:value-type="float" office:value="2.1155">
            <text:p>2.1155</text:p>
          </table:table-cell>
          <table:table-cell office:value-type="float" office:value="1.6655">
            <text:p>1.6655</text:p>
          </table:table-cell>
          <table:table-cell office:value-type="float" office:value="60.4475">
            <text:p>60.4475</text:p>
          </table:table-cell>
          <table:table-cell office:value-type="float" office:value="98.107">
            <text:p>98.107</text:p>
          </table:table-cell>
        </table:table-row>
        <table:table-row table:style-name="ro1">
          <table:table-cell office:value-type="string">
            <text:p>15</text:p>
          </table:table-cell>
          <table:table-cell office:value-type="float" office:value="0.63">
            <text:p>0.63</text:p>
          </table:table-cell>
          <table:table-cell office:value-type="float" office:value="74.6405">
            <text:p>74.6405</text:p>
          </table:table-cell>
          <table:table-cell office:value-type="float" office:value="2.0955">
            <text:p>2.0955</text:p>
          </table:table-cell>
          <table:table-cell office:value-type="float" office:value="1.665">
            <text:p>1.665</text:p>
          </table:table-cell>
          <table:table-cell office:value-type="float" office:value="60.4285">
            <text:p>60.4285</text:p>
          </table:table-cell>
          <table:table-cell office:value-type="float" office:value="98.1315">
            <text:p>98.1315</text:p>
          </table:table-cell>
        </table:table-row>
        <table:table-row table:style-name="ro1">
          <table:table-cell office:value-type="string">
            <text:p>05</text:p>
          </table:table-cell>
          <table:table-cell office:value-type="float" office:value="0.315">
            <text:p>0.315</text:p>
          </table:table-cell>
          <table:table-cell office:value-type="float" office:value="81.121">
            <text:p>81.121</text:p>
          </table:table-cell>
          <table:table-cell office:value-type="float" office:value="2.079">
            <text:p>2.079</text:p>
          </table:table-cell>
          <table:table-cell office:value-type="float" office:value="1.638">
            <text:p>1.638</text:p>
          </table:table-cell>
          <table:table-cell office:value-type="float" office:value="60.462">
            <text:p>60.462</text:p>
          </table:table-cell>
          <table:table-cell office:value-type="float" office:value="112.0305">
            <text:p>112.0305</text:p>
          </table:table-cell>
        </table:table-row>
        <table:table-row table:style-name="ro1">
          <table:table-cell office:value-type="string">
            <text:p>5</text:p>
          </table:table-cell>
          <table:table-cell office:value-type="float" office:value="0.63">
            <text:p>0.63</text:p>
          </table:table-cell>
          <table:table-cell office:value-type="float" office:value="75.002">
            <text:p>75.002</text:p>
          </table:table-cell>
          <table:table-cell office:value-type="float" office:value="2.1035">
            <text:p>2.1035</text:p>
          </table:table-cell>
          <table:table-cell office:value-type="float" office:value="1.663">
            <text:p>1.663</text:p>
          </table:table-cell>
          <table:table-cell office:value-type="float" office:value="60.4645">
            <text:p>60.4645</text:p>
          </table:table-cell>
          <table:table-cell office:value-type="float" office:value="102.915">
            <text:p>102.915</text:p>
          </table:table-cell>
        </table:table-row>
        <table:table-row table:style-name="ro1">
          <table:table-cell office:value-type="string">
            <text:p>01234</text:p>
          </table:table-cell>
          <table:table-cell office:value-type="float" office:value="0.6235">
            <text:p>0.6235</text:p>
          </table:table-cell>
          <table:table-cell office:value-type="float" office:value="75.3715">
            <text:p>75.3715</text:p>
          </table:table-cell>
          <table:table-cell office:value-type="float" office:value="2.0445">
            <text:p>2.0445</text:p>
          </table:table-cell>
          <table:table-cell office:value-type="float" office:value="1.6705">
            <text:p>1.6705</text:p>
          </table:table-cell>
          <table:table-cell office:value-type="float" office:value="54.5695">
            <text:p>54.5695</text:p>
          </table:table-cell>
          <table:table-cell office:value-type="float" office:value="106.3105">
            <text:p>106.3105</text:p>
          </table:table-cell>
        </table:table-row>
        <table:table-row table:style-name="ro1">
          <table:table-cell office:value-type="string">
            <text:p>1234</text:p>
          </table:table-cell>
          <table:table-cell office:value-type="float" office:value="0.63">
            <text:p>0.63</text:p>
          </table:table-cell>
          <table:table-cell office:value-type="float" office:value="75.177">
            <text:p>75.177</text:p>
          </table:table-cell>
          <table:table-cell office:value-type="float" office:value="2.025">
            <text:p>2.025</text:p>
          </table:table-cell>
          <table:table-cell office:value-type="float" office:value="1.6725">
            <text:p>1.6725</text:p>
          </table:table-cell>
          <table:table-cell office:value-type="float" office:value="53.9665">
            <text:p>53.9665</text:p>
          </table:table-cell>
          <table:table-cell office:value-type="float" office:value="107.2005">
            <text:p>107.2005</text:p>
          </table:table-cell>
        </table:table-row>
        <table:table-row table:style-name="ro1">
          <table:table-cell office:value-type="string">
            <text:p>0234</text:p>
          </table:table-cell>
          <table:table-cell office:value-type="float" office:value="0.315">
            <text:p>0.315</text:p>
          </table:table-cell>
          <table:table-cell office:value-type="float" office:value="81.452">
            <text:p>81.452</text:p>
          </table:table-cell>
          <table:table-cell office:value-type="float" office:value="1.993">
            <text:p>1.993</text:p>
          </table:table-cell>
          <table:table-cell office:value-type="float" office:value="1.673">
            <text:p>1.673</text:p>
          </table:table-cell>
          <table:table-cell office:value-type="float" office:value="58.8875">
            <text:p>58.8875</text:p>
          </table:table-cell>
          <table:table-cell office:value-type="float" office:value="121.691">
            <text:p>121.691</text:p>
          </table:table-cell>
        </table:table-row>
        <table:table-row table:style-name="ro1">
          <table:table-cell office:value-type="string">
            <text:p>234</text:p>
          </table:table-cell>
          <table:table-cell office:value-type="float" office:value="0.63">
            <text:p>0.63</text:p>
          </table:table-cell>
          <table:table-cell office:value-type="float" office:value="75.545">
            <text:p>75.545</text:p>
          </table:table-cell>
          <table:table-cell office:value-type="float" office:value="2.065">
            <text:p>2.065</text:p>
          </table:table-cell>
          <table:table-cell office:value-type="float" office:value="1.6615">
            <text:p>1.6615</text:p>
          </table:table-cell>
          <table:table-cell office:value-type="float" office:value="54.0025">
            <text:p>54.0025</text:p>
          </table:table-cell>
          <table:table-cell office:value-type="float" office:value="106.8085">
            <text:p>106.8085</text:p>
          </table:table-cell>
        </table:table-row>
        <table:table-row table:style-name="ro1">
          <table:table-cell office:value-type="string">
            <text:p>0134</text:p>
          </table:table-cell>
          <table:table-cell office:value-type="float" office:value="0.608">
            <text:p>0.608</text:p>
          </table:table-cell>
          <table:table-cell office:value-type="float" office:value="75.0965">
            <text:p>75.0965</text:p>
          </table:table-cell>
          <table:table-cell office:value-type="float" office:value="2.029">
            <text:p>2.029</text:p>
          </table:table-cell>
          <table:table-cell office:value-type="float" office:value="1.5985">
            <text:p>1.5985</text:p>
          </table:table-cell>
          <table:table-cell office:value-type="float" office:value="60.414">
            <text:p>60.414</text:p>
          </table:table-cell>
          <table:table-cell office:value-type="float" office:value="106.474">
            <text:p>106.474</text:p>
          </table:table-cell>
        </table:table-row>
        <table:table-row table:style-name="ro1">
          <table:table-cell office:value-type="string">
            <text:p>134</text:p>
          </table:table-cell>
          <table:table-cell office:value-type="float" office:value="0.63">
            <text:p>0.63</text:p>
          </table:table-cell>
          <table:table-cell office:value-type="float" office:value="75.3235">
            <text:p>75.3235</text:p>
          </table:table-cell>
          <table:table-cell office:value-type="float" office:value="2.0305">
            <text:p>2.0305</text:p>
          </table:table-cell>
          <table:table-cell office:value-type="float" office:value="1.6015">
            <text:p>1.6015</text:p>
          </table:table-cell>
          <table:table-cell office:value-type="float" office:value="60.4305">
            <text:p>60.4305</text:p>
          </table:table-cell>
          <table:table-cell office:value-type="float" office:value="106.214">
            <text:p>106.214</text:p>
          </table:table-cell>
        </table:table-row>
        <table:table-row table:style-name="ro1">
          <table:table-cell office:value-type="string">
            <text:p>034</text:p>
          </table:table-cell>
          <table:table-cell office:value-type="float" office:value="0.315">
            <text:p>0.315</text:p>
          </table:table-cell>
          <table:table-cell office:value-type="float" office:value="81.3705">
            <text:p>81.3705</text:p>
          </table:table-cell>
          <table:table-cell office:value-type="float" office:value="2.0565">
            <text:p>2.0565</text:p>
          </table:table-cell>
          <table:table-cell office:value-type="float" office:value="1.5825">
            <text:p>1.5825</text:p>
          </table:table-cell>
          <table:table-cell office:value-type="float" office:value="60.4415">
            <text:p>60.4415</text:p>
          </table:table-cell>
          <table:table-cell office:value-type="float" office:value="122.159">
            <text:p>122.159</text:p>
          </table:table-cell>
        </table:table-row>
        <table:table-row table:style-name="ro1">
          <table:table-cell office:value-type="string">
            <text:p>34</text:p>
          </table:table-cell>
          <table:table-cell office:value-type="float" office:value="0.63">
            <text:p>0.63</text:p>
          </table:table-cell>
          <table:table-cell office:value-type="float" office:value="74.964">
            <text:p>74.964</text:p>
          </table:table-cell>
          <table:table-cell office:value-type="float" office:value="1.993">
            <text:p>1.993</text:p>
          </table:table-cell>
          <table:table-cell office:value-type="float" office:value="1.586">
            <text:p>1.586</text:p>
          </table:table-cell>
          <table:table-cell office:value-type="float" office:value="60.4095">
            <text:p>60.4095</text:p>
          </table:table-cell>
          <table:table-cell office:value-type="float" office:value="106.3535">
            <text:p>106.3535</text:p>
          </table:table-cell>
        </table:table-row>
        <table:table-row table:style-name="ro1">
          <table:table-cell office:value-type="string">
            <text:p>0124</text:p>
          </table:table-cell>
          <table:table-cell office:value-type="float" office:value="0.622">
            <text:p>0.622</text:p>
          </table:table-cell>
          <table:table-cell office:value-type="float" office:value="75.1165">
            <text:p>75.1165</text:p>
          </table:table-cell>
          <table:table-cell office:value-type="float" office:value="2.0395">
            <text:p>2.0395</text:p>
          </table:table-cell>
          <table:table-cell office:value-type="float" office:value="1.639">
            <text:p>1.639</text:p>
          </table:table-cell>
          <table:table-cell office:value-type="float" office:value="54.41">
            <text:p>54.41</text:p>
          </table:table-cell>
          <table:table-cell office:value-type="float" office:value="106.626">
            <text:p>106.626</text:p>
          </table:table-cell>
        </table:table-row>
        <table:table-row table:style-name="ro1">
          <table:table-cell office:value-type="string">
            <text:p>124</text:p>
          </table:table-cell>
          <table:table-cell office:value-type="float" office:value="0.6045">
            <text:p>0.6045</text:p>
          </table:table-cell>
          <table:table-cell office:value-type="float" office:value="74.9505">
            <text:p>74.9505</text:p>
          </table:table-cell>
          <table:table-cell office:value-type="float" office:value="2.0455">
            <text:p>2.0455</text:p>
          </table:table-cell>
          <table:table-cell office:value-type="float" office:value="1.6525">
            <text:p>1.6525</text:p>
          </table:table-cell>
          <table:table-cell office:value-type="float" office:value="54.232">
            <text:p>54.232</text:p>
          </table:table-cell>
          <table:table-cell office:value-type="float" office:value="106.498">
            <text:p>106.498</text:p>
          </table:table-cell>
        </table:table-row>
        <table:table-row table:style-name="ro1">
          <table:table-cell office:value-type="string">
            <text:p>024</text:p>
          </table:table-cell>
          <table:table-cell office:value-type="float" office:value="0.3065">
            <text:p>0.3065</text:p>
          </table:table-cell>
          <table:table-cell office:value-type="float" office:value="81.5205">
            <text:p>81.5205</text:p>
          </table:table-cell>
          <table:table-cell office:value-type="float" office:value="1.9855">
            <text:p>1.9855</text:p>
          </table:table-cell>
          <table:table-cell office:value-type="float" office:value="1.666">
            <text:p>1.666</text:p>
          </table:table-cell>
          <table:table-cell office:value-type="float" office:value="59.163">
            <text:p>59.163</text:p>
          </table:table-cell>
          <table:table-cell office:value-type="float" office:value="122.8145">
            <text:p>122.8145</text:p>
          </table:table-cell>
        </table:table-row>
        <table:table-row table:style-name="ro1">
          <table:table-cell office:value-type="string">
            <text:p>24</text:p>
          </table:table-cell>
          <table:table-cell office:value-type="float" office:value="0.627">
            <text:p>0.627</text:p>
          </table:table-cell>
          <table:table-cell office:value-type="float" office:value="75.1125">
            <text:p>75.1125</text:p>
          </table:table-cell>
          <table:table-cell office:value-type="float" office:value="2.027">
            <text:p>2.027</text:p>
          </table:table-cell>
          <table:table-cell office:value-type="float" office:value="1.663">
            <text:p>1.663</text:p>
          </table:table-cell>
          <table:table-cell office:value-type="float" office:value="54.7055">
            <text:p>54.7055</text:p>
          </table:table-cell>
          <table:table-cell office:value-type="float" office:value="106.6165">
            <text:p>106.6165</text:p>
          </table:table-cell>
        </table:table-row>
        <table:table-row table:style-name="ro1">
          <table:table-cell office:value-type="string">
            <text:p>014</text:p>
          </table:table-cell>
          <table:table-cell office:value-type="float" office:value="0.6215">
            <text:p>0.6215</text:p>
          </table:table-cell>
          <table:table-cell office:value-type="float" office:value="75.414">
            <text:p>75.414</text:p>
          </table:table-cell>
          <table:table-cell office:value-type="float" office:value="2.035">
            <text:p>2.035</text:p>
          </table:table-cell>
          <table:table-cell office:value-type="float" office:value="1.577">
            <text:p>1.577</text:p>
          </table:table-cell>
          <table:table-cell office:value-type="float" office:value="60.4995">
            <text:p>60.4995</text:p>
          </table:table-cell>
          <table:table-cell office:value-type="float" office:value="106.122">
            <text:p>106.122</text:p>
          </table:table-cell>
        </table:table-row>
        <table:table-row table:style-name="ro1">
          <table:table-cell office:value-type="string">
            <text:p>14</text:p>
          </table:table-cell>
          <table:table-cell office:value-type="float" office:value="0.616">
            <text:p>0.616</text:p>
          </table:table-cell>
          <table:table-cell office:value-type="float" office:value="75.155">
            <text:p>75.155</text:p>
          </table:table-cell>
          <table:table-cell office:value-type="float" office:value="2.013">
            <text:p>2.013</text:p>
          </table:table-cell>
          <table:table-cell office:value-type="float" office:value="1.588">
            <text:p>1.588</text:p>
          </table:table-cell>
          <table:table-cell office:value-type="float" office:value="60.3905">
            <text:p>60.3905</text:p>
          </table:table-cell>
          <table:table-cell office:value-type="float" office:value="106.557">
            <text:p>106.557</text:p>
          </table:table-cell>
        </table:table-row>
        <table:table-row table:style-name="ro1">
          <table:table-cell office:value-type="string">
            <text:p>04</text:p>
          </table:table-cell>
          <table:table-cell office:value-type="float" office:value="0.294">
            <text:p>0.294</text:p>
          </table:table-cell>
          <table:table-cell office:value-type="float" office:value="81.2735">
            <text:p>81.2735</text:p>
          </table:table-cell>
          <table:table-cell office:value-type="float" office:value="2.0295">
            <text:p>2.0295</text:p>
          </table:table-cell>
          <table:table-cell office:value-type="float" office:value="1.581">
            <text:p>1.581</text:p>
          </table:table-cell>
          <table:table-cell office:value-type="float" office:value="60.431">
            <text:p>60.431</text:p>
          </table:table-cell>
          <table:table-cell office:value-type="float" office:value="122.082">
            <text:p>122.082</text:p>
          </table:table-cell>
        </table:table-row>
        <table:table-row table:style-name="ro1">
          <table:table-cell office:value-type="string">
            <text:p>4</text:p>
          </table:table-cell>
          <table:table-cell office:value-type="float" office:value="0.6205">
            <text:p>0.6205</text:p>
          </table:table-cell>
          <table:table-cell office:value-type="float" office:value="74.9725">
            <text:p>74.9725</text:p>
          </table:table-cell>
          <table:table-cell office:value-type="float" office:value="2.017">
            <text:p>2.017</text:p>
          </table:table-cell>
          <table:table-cell office:value-type="float" office:value="1.6035">
            <text:p>1.6035</text:p>
          </table:table-cell>
          <table:table-cell office:value-type="float" office:value="60.4455">
            <text:p>60.4455</text:p>
          </table:table-cell>
          <table:table-cell office:value-type="float" office:value="106.617">
            <text:p>106.617</text:p>
          </table:table-cell>
        </table:table-row>
        <table:table-row table:style-name="ro1">
          <table:table-cell office:value-type="string">
            <text:p>0123</text:p>
          </table:table-cell>
          <table:table-cell office:value-type="float" office:value="0.618">
            <text:p>0.618</text:p>
          </table:table-cell>
          <table:table-cell office:value-type="float" office:value="75.37">
            <text:p>75.37</text:p>
          </table:table-cell>
          <table:table-cell office:value-type="float" office:value="2.046">
            <text:p>2.046</text:p>
          </table:table-cell>
          <table:table-cell office:value-type="float" office:value="1.666">
            <text:p>1.666</text:p>
          </table:table-cell>
          <table:table-cell office:value-type="float" office:value="54.8895">
            <text:p>54.8895</text:p>
          </table:table-cell>
          <table:table-cell office:value-type="float" office:value="107.04">
            <text:p>107.04</text:p>
          </table:table-cell>
        </table:table-row>
        <table:table-row table:style-name="ro1">
          <table:table-cell office:value-type="string">
            <text:p>123</text:p>
          </table:table-cell>
          <table:table-cell office:value-type="float" office:value="0.617">
            <text:p>0.617</text:p>
          </table:table-cell>
          <table:table-cell office:value-type="float" office:value="75.043">
            <text:p>75.043</text:p>
          </table:table-cell>
          <table:table-cell office:value-type="float" office:value="2.0495">
            <text:p>2.0495</text:p>
          </table:table-cell>
          <table:table-cell office:value-type="float" office:value="1.6625">
            <text:p>1.6625</text:p>
          </table:table-cell>
          <table:table-cell office:value-type="float" office:value="54.2995">
            <text:p>54.2995</text:p>
          </table:table-cell>
          <table:table-cell office:value-type="float" office:value="107.724">
            <text:p>107.724</text:p>
          </table:table-cell>
        </table:table-row>
        <table:table-row table:style-name="ro1">
          <table:table-cell office:value-type="string">
            <text:p>023</text:p>
          </table:table-cell>
          <table:table-cell office:value-type="float" office:value="0.315">
            <text:p>0.315</text:p>
          </table:table-cell>
          <table:table-cell office:value-type="float" office:value="81.2385">
            <text:p>81.2385</text:p>
          </table:table-cell>
          <table:table-cell office:value-type="float" office:value="1.986">
            <text:p>1.986</text:p>
          </table:table-cell>
          <table:table-cell office:value-type="float" office:value="1.656">
            <text:p>1.656</text:p>
          </table:table-cell>
          <table:table-cell office:value-type="float" office:value="58.9175">
            <text:p>58.9175</text:p>
          </table:table-cell>
          <table:table-cell office:value-type="float" office:value="121.6905">
            <text:p>121.6905</text:p>
          </table:table-cell>
        </table:table-row>
        <table:table-row table:style-name="ro1">
          <table:table-cell office:value-type="string">
            <text:p>23</text:p>
          </table:table-cell>
          <table:table-cell office:value-type="float" office:value="0.6295">
            <text:p>0.6295</text:p>
          </table:table-cell>
          <table:table-cell office:value-type="float" office:value="75.0505">
            <text:p>75.0505</text:p>
          </table:table-cell>
          <table:table-cell office:value-type="float" office:value="2.0565">
            <text:p>2.0565</text:p>
          </table:table-cell>
          <table:table-cell office:value-type="float" office:value="1.6485">
            <text:p>1.6485</text:p>
          </table:table-cell>
          <table:table-cell office:value-type="float" office:value="53.856">
            <text:p>53.856</text:p>
          </table:table-cell>
          <table:table-cell office:value-type="float" office:value="106.2165">
            <text:p>106.2165</text:p>
          </table:table-cell>
        </table:table-row>
        <table:table-row table:style-name="ro1">
          <table:table-cell office:value-type="string">
            <text:p>013</text:p>
          </table:table-cell>
          <table:table-cell office:value-type="float" office:value="0.623">
            <text:p>0.623</text:p>
          </table:table-cell>
          <table:table-cell office:value-type="float" office:value="74.981">
            <text:p>74.981</text:p>
          </table:table-cell>
          <table:table-cell office:value-type="float" office:value="2.005">
            <text:p>2.005</text:p>
          </table:table-cell>
          <table:table-cell office:value-type="float" office:value="1.5865">
            <text:p>1.5865</text:p>
          </table:table-cell>
          <table:table-cell office:value-type="float" office:value="60.414">
            <text:p>60.414</text:p>
          </table:table-cell>
          <table:table-cell office:value-type="float" office:value="105.3155">
            <text:p>105.3155</text:p>
          </table:table-cell>
        </table:table-row>
        <table:table-row table:style-name="ro1">
          <table:table-cell office:value-type="string">
            <text:p>13</text:p>
          </table:table-cell>
          <table:table-cell office:value-type="float" office:value="0.626">
            <text:p>0.626</text:p>
          </table:table-cell>
          <table:table-cell office:value-type="float" office:value="75.127">
            <text:p>75.127</text:p>
          </table:table-cell>
          <table:table-cell office:value-type="float" office:value="2.043">
            <text:p>2.043</text:p>
          </table:table-cell>
          <table:table-cell office:value-type="float" office:value="1.604">
            <text:p>1.604</text:p>
          </table:table-cell>
          <table:table-cell office:value-type="float" office:value="60.4075">
            <text:p>60.4075</text:p>
          </table:table-cell>
          <table:table-cell office:value-type="float" office:value="105.9665">
            <text:p>105.9665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float" office:value="0.315">
            <text:p>0.315</text:p>
          </table:table-cell>
          <table:table-cell office:value-type="float" office:value="81.335">
            <text:p>81.335</text:p>
          </table:table-cell>
          <table:table-cell office:value-type="float" office:value="2.046">
            <text:p>2.046</text:p>
          </table:table-cell>
          <table:table-cell office:value-type="float" office:value="1.5935">
            <text:p>1.5935</text:p>
          </table:table-cell>
          <table:table-cell office:value-type="float" office:value="60.392">
            <text:p>60.392</text:p>
          </table:table-cell>
          <table:table-cell office:value-type="float" office:value="121.263">
            <text:p>121.263</text:p>
          </table:table-cell>
        </table:table-row>
        <table:table-row table:style-name="ro1">
          <table:table-cell office:value-type="string">
            <text:p>3</text:p>
          </table:table-cell>
          <table:table-cell office:value-type="float" office:value="0.6025">
            <text:p>0.6025</text:p>
          </table:table-cell>
          <table:table-cell office:value-type="float" office:value="75.398">
            <text:p>75.398</text:p>
          </table:table-cell>
          <table:table-cell office:value-type="float" office:value="2.032">
            <text:p>2.032</text:p>
          </table:table-cell>
          <table:table-cell office:value-type="float" office:value="1.5865">
            <text:p>1.5865</text:p>
          </table:table-cell>
          <table:table-cell office:value-type="float" office:value="60.436">
            <text:p>60.436</text:p>
          </table:table-cell>
          <table:table-cell office:value-type="float" office:value="106.301">
            <text:p>106.301</text:p>
          </table:table-cell>
        </table:table-row>
        <table:table-row table:style-name="ro1">
          <table:table-cell office:value-type="string">
            <text:p>012</text:p>
          </table:table-cell>
          <table:table-cell office:value-type="float" office:value="0.6035">
            <text:p>0.6035</text:p>
          </table:table-cell>
          <table:table-cell office:value-type="float" office:value="75.081">
            <text:p>75.081</text:p>
          </table:table-cell>
          <table:table-cell office:value-type="float" office:value="2.0435">
            <text:p>2.0435</text:p>
          </table:table-cell>
          <table:table-cell office:value-type="float" office:value="1.6725">
            <text:p>1.6725</text:p>
          </table:table-cell>
          <table:table-cell office:value-type="float" office:value="53.9965">
            <text:p>53.9965</text:p>
          </table:table-cell>
          <table:table-cell office:value-type="float" office:value="106.9685">
            <text:p>106.9685</text:p>
          </table:table-cell>
        </table:table-row>
        <table:table-row table:style-name="ro1">
          <table:table-cell office:value-type="string">
            <text:p>12</text:p>
          </table:table-cell>
          <table:table-cell office:value-type="float" office:value="0.609">
            <text:p>0.609</text:p>
          </table:table-cell>
          <table:table-cell office:value-type="float" office:value="75.0695">
            <text:p>75.0695</text:p>
          </table:table-cell>
          <table:table-cell office:value-type="float" office:value="2.0365">
            <text:p>2.0365</text:p>
          </table:table-cell>
          <table:table-cell office:value-type="float" office:value="1.6465">
            <text:p>1.6465</text:p>
          </table:table-cell>
          <table:table-cell office:value-type="float" office:value="54.1125">
            <text:p>54.1125</text:p>
          </table:table-cell>
          <table:table-cell office:value-type="float" office:value="107.076">
            <text:p>107.076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float" office:value="0.3005">
            <text:p>0.3005</text:p>
          </table:table-cell>
          <table:table-cell office:value-type="float" office:value="81.6275">
            <text:p>81.6275</text:p>
          </table:table-cell>
          <table:table-cell office:value-type="float" office:value="1.9985">
            <text:p>1.9985</text:p>
          </table:table-cell>
          <table:table-cell office:value-type="float" office:value="1.6355">
            <text:p>1.6355</text:p>
          </table:table-cell>
          <table:table-cell office:value-type="float" office:value="58.881">
            <text:p>58.881</text:p>
          </table:table-cell>
          <table:table-cell office:value-type="float" office:value="122.2755">
            <text:p>122.2755</text:p>
          </table:table-cell>
        </table:table-row>
        <table:table-row table:style-name="ro1">
          <table:table-cell office:value-type="string">
            <text:p>2</text:p>
          </table:table-cell>
          <table:table-cell office:value-type="float" office:value="0.6295">
            <text:p>0.6295</text:p>
          </table:table-cell>
          <table:table-cell office:value-type="float" office:value="75.0005">
            <text:p>75.0005</text:p>
          </table:table-cell>
          <table:table-cell office:value-type="float" office:value="2.0405">
            <text:p>2.0405</text:p>
          </table:table-cell>
          <table:table-cell office:value-type="float" office:value="1.671">
            <text:p>1.671</text:p>
          </table:table-cell>
          <table:table-cell office:value-type="float" office:value="53.8125">
            <text:p>53.8125</text:p>
          </table:table-cell>
          <table:table-cell office:value-type="float" office:value="105.569">
            <text:p>105.569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float" office:value="0.618">
            <text:p>0.618</text:p>
          </table:table-cell>
          <table:table-cell office:value-type="float" office:value="75.137">
            <text:p>75.137</text:p>
          </table:table-cell>
          <table:table-cell office:value-type="float" office:value="2.045">
            <text:p>2.045</text:p>
          </table:table-cell>
          <table:table-cell office:value-type="float" office:value="1.579">
            <text:p>1.579</text:p>
          </table:table-cell>
          <table:table-cell office:value-type="float" office:value="60.4095">
            <text:p>60.4095</text:p>
          </table:table-cell>
          <table:table-cell office:value-type="float" office:value="104.5455">
            <text:p>104.5455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float" office:value="0.63">
            <text:p>0.63</text:p>
          </table:table-cell>
          <table:table-cell office:value-type="float" office:value="75.1295">
            <text:p>75.1295</text:p>
          </table:table-cell>
          <table:table-cell office:value-type="float" office:value="2.024">
            <text:p>2.024</text:p>
          </table:table-cell>
          <table:table-cell office:value-type="float" office:value="1.587">
            <text:p>1.587</text:p>
          </table:table-cell>
          <table:table-cell office:value-type="float" office:value="60.4045">
            <text:p>60.4045</text:p>
          </table:table-cell>
          <table:table-cell office:value-type="float" office:value="104.7075">
            <text:p>104.7075</text:p>
          </table:table-cell>
        </table:table-row>
        <table:table-row table:style-name="ro1">
          <table:table-cell office:value-type="string">
            <text:p>0</text:p>
          </table:table-cell>
          <table:table-cell office:value-type="float" office:value="0.315">
            <text:p>0.315</text:p>
          </table:table-cell>
          <table:table-cell office:value-type="float" office:value="81.4895">
            <text:p>81.4895</text:p>
          </table:table-cell>
          <table:table-cell office:value-type="float" office:value="2.052">
            <text:p>2.052</text:p>
          </table:table-cell>
          <table:table-cell office:value-type="float" office:value="1.58">
            <text:p>1.58</text:p>
          </table:table-cell>
          <table:table-cell office:value-type="float" office:value="60.448">
            <text:p>60.448</text:p>
          </table:table-cell>
          <table:table-cell office:value-type="float" office:value="119.6905">
            <text:p>119.6905</text:p>
          </table:table-cell>
        </table:table-row>
        <table:table-row table:style-name="ro1">
          <table:table-cell table:style-name="Default"/>
          <table:table-cell office:value-type="float" office:value="0.6005">
            <text:p>0.6005</text:p>
          </table:table-cell>
          <table:table-cell office:value-type="float" office:value="75.1075">
            <text:p>75.1075</text:p>
          </table:table-cell>
          <table:table-cell office:value-type="float" office:value="2.0215">
            <text:p>2.0215</text:p>
          </table:table-cell>
          <table:table-cell office:value-type="float" office:value="1.59">
            <text:p>1.59</text:p>
          </table:table-cell>
          <table:table-cell office:value-type="float" office:value="60.475">
            <text:p>60.475</text:p>
          </table:table-cell>
          <table:table-cell office:value-type="float" office:value="105.553">
            <text:p>105.55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6">11/16/2013</text:date>, <text:time>21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6T21:30:13</dc:date>
    <dc:creator>lb635 </dc:creator>
    <meta:document-statistic meta:table-count="1" meta:cell-count="454" meta:object-count="2"/>
    <meta:generator>LibreOffice/3.4$Unix LibreOffice_project/340m1$Build-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47.333cm" svg:height="20.88cm" xlink:href=".." xlink:type="simple" chart:class="chart:bar" chart:style-name="ch1">
        <chart:legend chart:legend-position="end" svg:x="43.641cm" svg:y="8.896cm" style:legend-expansion="high" chart:style-name="ch2"/>
        <chart:plot-area chart:style-name="ch3" table:cell-range-address="Sheet1.A1:Sheet1.G65" chart:data-source-has-labels="both" svg:x="1.396cm" svg:y="1.803cm" svg:width="40.353cm" svg:height="18.24cm">
          <chartooo:coordinate-region svg:x="2.203cm" svg:y="2.002cm" svg:width="39.546cm" svg:height="16.996cm"/>
          <chart:axis chart:dimension="x" chart:name="primary-x" chart:style-name="ch4" chartooo:axis-type="auto">
            <chartooo:date-scale/>
            <chart:categories table:cell-range-address="Sheet1.A2:Sheet1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5" chart:label-cell-address="Sheet1.B1:Sheet1.B1" chart:class="chart:bar">
            <chart:data-point chart:repeated="64"/>
          </chart:series>
          <chart:series chart:style-name="ch8" chart:values-cell-range-address="Sheet1.C2:Sheet1.C65" chart:label-cell-address="Sheet1.C1:Sheet1.C1" chart:class="chart:bar">
            <chart:data-point chart:repeated="64"/>
          </chart:series>
          <chart:series chart:style-name="ch9" chart:values-cell-range-address="Sheet1.D2:Sheet1.D65" chart:label-cell-address="Sheet1.D1:Sheet1.D1" chart:class="chart:bar">
            <chart:data-point chart:repeated="64"/>
          </chart:series>
          <chart:series chart:style-name="ch10" chart:values-cell-range-address="Sheet1.E2:Sheet1.E65" chart:label-cell-address="Sheet1.E1:Sheet1.E1" chart:class="chart:bar">
            <chart:data-point chart:repeated="64"/>
          </chart:series>
          <chart:series chart:style-name="ch11" chart:values-cell-range-address="Sheet1.F2:Sheet1.F65" chart:label-cell-address="Sheet1.F1:Sheet1.F1" chart:class="chart:bar">
            <chart:data-point chart:repeated="64"/>
          </chart:series>
          <chart:series chart:style-name="ch12" chart:values-cell-range-address="Sheet1.G2:Sheet1.G65" chart:label-cell-address="Sheet1.G1:Sheet1.G1" chart:class="chart:bar">
            <chart:data-point chart:repeated="6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c/ifib.c</text:p>
                <draw:g>
                  <svg:desc>Sheet1.B1:Sheet1.B1</svg:desc>
                </draw:g>
              </table:table-cell>
              <table:table-cell office:value-type="string">
                <text:p>src/loop.c</text:p>
                <draw:g>
                  <svg:desc>Sheet1.C1:Sheet1.C1</svg:desc>
                </draw:g>
              </table:table-cell>
              <table:table-cell office:value-type="string">
                <text:p>src/msort.c</text:p>
                <draw:g>
                  <svg:desc>Sheet1.D1:Sheet1.D1</svg:desc>
                </draw:g>
              </table:table-cell>
              <table:table-cell office:value-type="string">
                <text:p>src/qsort.c</text:p>
                <draw:g>
                  <svg:desc>Sheet1.E1:Sheet1.E1</svg:desc>
                </draw:g>
              </table:table-cell>
              <table:table-cell office:value-type="string">
                <text:p>src/rfib.c</text:p>
                <draw:g>
                  <svg:desc>Sheet1.F1:Sheet1.F1</svg:desc>
                </draw:g>
              </table:table-cell>
              <table:table-cell office:value-type="string">
                <text:p>src/branchpredict.c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2345</text:p>
                <draw:g>
                  <svg:desc>Sheet1.A2:Sheet1.A65</svg:desc>
                </draw:g>
              </table:table-cell>
              <table:table-cell office:value-type="float" office:value="0.624">
                <text:p>0.624</text:p>
                <draw:g>
                  <svg:desc>Sheet1.B2:Sheet1.B65</svg:desc>
                </draw:g>
              </table:table-cell>
              <table:table-cell office:value-type="float" office:value="77.814">
                <text:p>77.814</text:p>
                <draw:g>
                  <svg:desc>Sheet1.C2:Sheet1.C65</svg:desc>
                </draw:g>
              </table:table-cell>
              <table:table-cell office:value-type="float" office:value="2.1835">
                <text:p>2.1835</text:p>
                <draw:g>
                  <svg:desc>Sheet1.D2:Sheet1.D65</svg:desc>
                </draw:g>
              </table:table-cell>
              <table:table-cell office:value-type="float" office:value="1.712">
                <text:p>1.712</text:p>
                <draw:g>
                  <svg:desc>Sheet1.E2:Sheet1.E65</svg:desc>
                </draw:g>
              </table:table-cell>
              <table:table-cell office:value-type="float" office:value="53.9295">
                <text:p>53.9295</text:p>
                <draw:g>
                  <svg:desc>Sheet1.F2:Sheet1.F65</svg:desc>
                </draw:g>
              </table:table-cell>
              <table:table-cell office:value-type="float" office:value="98.198">
                <text:p>98.198</text:p>
                <draw:g>
                  <svg:desc>Sheet1.G2:Sheet1.G65</svg:desc>
                </draw:g>
              </table:table-cell>
            </table:table-row>
            <table:table-row>
              <table:table-cell office:value-type="string">
                <text:p>12345</text:p>
              </table:table-cell>
              <table:table-cell office:value-type="float" office:value="0.63">
                <text:p>0.63</text:p>
              </table:table-cell>
              <table:table-cell office:value-type="float" office:value="77.504">
                <text:p>77.504</text:p>
              </table:table-cell>
              <table:table-cell office:value-type="float" office:value="2.1625">
                <text:p>2.1625</text:p>
              </table:table-cell>
              <table:table-cell office:value-type="float" office:value="1.7005">
                <text:p>1.7005</text:p>
              </table:table-cell>
              <table:table-cell office:value-type="float" office:value="53.6145">
                <text:p>53.6145</text:p>
              </table:table-cell>
              <table:table-cell office:value-type="float" office:value="98.0895">
                <text:p>98.0895</text:p>
              </table:table-cell>
            </table:table-row>
            <table:table-row>
              <table:table-cell office:value-type="string">
                <text:p>02345</text:p>
              </table:table-cell>
              <table:table-cell office:value-type="float" office:value="0.3065">
                <text:p>0.3065</text:p>
              </table:table-cell>
              <table:table-cell office:value-type="float" office:value="84.4265">
                <text:p>84.4265</text:p>
              </table:table-cell>
              <table:table-cell office:value-type="float" office:value="2.154">
                <text:p>2.154</text:p>
              </table:table-cell>
              <table:table-cell office:value-type="float" office:value="1.694">
                <text:p>1.694</text:p>
              </table:table-cell>
              <table:table-cell office:value-type="float" office:value="62.5595">
                <text:p>62.5595</text:p>
              </table:table-cell>
              <table:table-cell office:value-type="float" office:value="111.193">
                <text:p>111.193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63">
                <text:p>0.63</text:p>
              </table:table-cell>
              <table:table-cell office:value-type="float" office:value="77.534">
                <text:p>77.534</text:p>
              </table:table-cell>
              <table:table-cell office:value-type="float" office:value="2.1585">
                <text:p>2.1585</text:p>
              </table:table-cell>
              <table:table-cell office:value-type="float" office:value="1.6845">
                <text:p>1.6845</text:p>
              </table:table-cell>
              <table:table-cell office:value-type="float" office:value="53.706">
                <text:p>53.706</text:p>
              </table:table-cell>
              <table:table-cell office:value-type="float" office:value="97.628">
                <text:p>97.628</text:p>
              </table:table-cell>
            </table:table-row>
            <table:table-row>
              <table:table-cell office:value-type="string">
                <text:p>01345</text:p>
              </table:table-cell>
              <table:table-cell office:value-type="float" office:value="0.622">
                <text:p>0.622</text:p>
              </table:table-cell>
              <table:table-cell office:value-type="float" office:value="77.5495">
                <text:p>77.5495</text:p>
              </table:table-cell>
              <table:table-cell office:value-type="float" office:value="2.204">
                <text:p>2.204</text:p>
              </table:table-cell>
              <table:table-cell office:value-type="float" office:value="1.725">
                <text:p>1.725</text:p>
              </table:table-cell>
              <table:table-cell office:value-type="float" office:value="62.894">
                <text:p>62.894</text:p>
              </table:table-cell>
              <table:table-cell office:value-type="float" office:value="98.2635">
                <text:p>98.263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63">
                <text:p>0.63</text:p>
              </table:table-cell>
              <table:table-cell office:value-type="float" office:value="77.7935">
                <text:p>77.7935</text:p>
              </table:table-cell>
              <table:table-cell office:value-type="float" office:value="2.2035">
                <text:p>2.2035</text:p>
              </table:table-cell>
              <table:table-cell office:value-type="float" office:value="1.744">
                <text:p>1.744</text:p>
              </table:table-cell>
              <table:table-cell office:value-type="float" office:value="63.0935">
                <text:p>63.0935</text:p>
              </table:table-cell>
              <table:table-cell office:value-type="float" office:value="98.2165">
                <text:p>98.2165</text:p>
              </table:table-cell>
            </table:table-row>
            <table:table-row>
              <table:table-cell office:value-type="string">
                <text:p>0345</text:p>
              </table:table-cell>
              <table:table-cell office:value-type="float" office:value="0.321">
                <text:p>0.321</text:p>
              </table:table-cell>
              <table:table-cell office:value-type="float" office:value="84.54">
                <text:p>84.54</text:p>
              </table:table-cell>
              <table:table-cell office:value-type="float" office:value="2.2165">
                <text:p>2.2165</text:p>
              </table:table-cell>
              <table:table-cell office:value-type="float" office:value="1.706">
                <text:p>1.706</text:p>
              </table:table-cell>
              <table:table-cell office:value-type="float" office:value="63.0025">
                <text:p>63.0025</text:p>
              </table:table-cell>
              <table:table-cell office:value-type="float" office:value="111.364">
                <text:p>111.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23">
                <text:p>0.623</text:p>
              </table:table-cell>
              <table:table-cell office:value-type="float" office:value="78.2975">
                <text:p>78.2975</text:p>
              </table:table-cell>
              <table:table-cell office:value-type="float" office:value="2.192">
                <text:p>2.192</text:p>
              </table:table-cell>
              <table:table-cell office:value-type="float" office:value="1.7285">
                <text:p>1.7285</text:p>
              </table:table-cell>
              <table:table-cell office:value-type="float" office:value="62.977">
                <text:p>62.977</text:p>
              </table:table-cell>
              <table:table-cell office:value-type="float" office:value="97.136">
                <text:p>97.136</text:p>
              </table:table-cell>
            </table:table-row>
            <table:table-row>
              <table:table-cell office:value-type="string">
                <text:p>01245</text:p>
              </table:table-cell>
              <table:table-cell office:value-type="float" office:value="0.63">
                <text:p>0.63</text:p>
              </table:table-cell>
              <table:table-cell office:value-type="float" office:value="78.0065">
                <text:p>78.0065</text:p>
              </table:table-cell>
              <table:table-cell office:value-type="float" office:value="2.203">
                <text:p>2.203</text:p>
              </table:table-cell>
              <table:table-cell office:value-type="float" office:value="1.7">
                <text:p>1.7</text:p>
              </table:table-cell>
              <table:table-cell office:value-type="float" office:value="54.022">
                <text:p>54.022</text:p>
              </table:table-cell>
              <table:table-cell office:value-type="float" office:value="97.2055">
                <text:p>97.2055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6005">
                <text:p>0.6005</text:p>
              </table:table-cell>
              <table:table-cell office:value-type="float" office:value="78.686">
                <text:p>78.686</text:p>
              </table:table-cell>
              <table:table-cell office:value-type="float" office:value="2.1685">
                <text:p>2.1685</text:p>
              </table:table-cell>
              <table:table-cell office:value-type="float" office:value="1.6755">
                <text:p>1.6755</text:p>
              </table:table-cell>
              <table:table-cell office:value-type="float" office:value="53.1">
                <text:p>53.1</text:p>
              </table:table-cell>
              <table:table-cell office:value-type="float" office:value="97.196">
                <text:p>97.196</text:p>
              </table:table-cell>
            </table:table-row>
            <table:table-row>
              <table:table-cell office:value-type="string">
                <text:p>0245</text:p>
              </table:table-cell>
              <table:table-cell office:value-type="float" office:value="0.315">
                <text:p>0.315</text:p>
              </table:table-cell>
              <table:table-cell office:value-type="float" office:value="83.6145">
                <text:p>83.6145</text:p>
              </table:table-cell>
              <table:table-cell office:value-type="float" office:value="2.1465">
                <text:p>2.1465</text:p>
              </table:table-cell>
              <table:table-cell office:value-type="float" office:value="1.673">
                <text:p>1.673</text:p>
              </table:table-cell>
              <table:table-cell office:value-type="float" office:value="62.328">
                <text:p>62.328</text:p>
              </table:table-cell>
              <table:table-cell office:value-type="float" office:value="110.589">
                <text:p>110.5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395">
                <text:p>0.6395</text:p>
              </table:table-cell>
              <table:table-cell office:value-type="float" office:value="79.3365">
                <text:p>79.3365</text:p>
              </table:table-cell>
              <table:table-cell office:value-type="float" office:value="2.199">
                <text:p>2.199</text:p>
              </table:table-cell>
              <table:table-cell office:value-type="float" office:value="1.6705">
                <text:p>1.6705</text:p>
              </table:table-cell>
              <table:table-cell office:value-type="float" office:value="53.841">
                <text:p>53.841</text:p>
              </table:table-cell>
              <table:table-cell office:value-type="float" office:value="97.1975">
                <text:p>97.1975</text:p>
              </table:table-cell>
            </table:table-row>
            <table:table-row>
              <table:table-cell office:value-type="string">
                <text:p>0145</text:p>
              </table:table-cell>
              <table:table-cell office:value-type="float" office:value="0.63">
                <text:p>0.63</text:p>
              </table:table-cell>
              <table:table-cell office:value-type="float" office:value="77.466">
                <text:p>77.466</text:p>
              </table:table-cell>
              <table:table-cell office:value-type="float" office:value="2.19">
                <text:p>2.19</text:p>
              </table:table-cell>
              <table:table-cell office:value-type="float" office:value="1.735">
                <text:p>1.735</text:p>
              </table:table-cell>
              <table:table-cell office:value-type="float" office:value="62.532">
                <text:p>62.532</text:p>
              </table:table-cell>
              <table:table-cell office:value-type="float" office:value="97.1075">
                <text:p>97.10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3">
                <text:p>0.63</text:p>
              </table:table-cell>
              <table:table-cell office:value-type="float" office:value="77.548">
                <text:p>77.548</text:p>
              </table:table-cell>
              <table:table-cell office:value-type="float" office:value="2.197">
                <text:p>2.197</text:p>
              </table:table-cell>
              <table:table-cell office:value-type="float" office:value="1.7135">
                <text:p>1.7135</text:p>
              </table:table-cell>
              <table:table-cell office:value-type="float" office:value="62.6805">
                <text:p>62.6805</text:p>
              </table:table-cell>
              <table:table-cell office:value-type="float" office:value="98.262">
                <text:p>98.262</text:p>
              </table:table-cell>
            </table:table-row>
            <table:table-row>
              <table:table-cell office:value-type="string">
                <text:p>045</text:p>
              </table:table-cell>
              <table:table-cell office:value-type="float" office:value="0.315">
                <text:p>0.315</text:p>
              </table:table-cell>
              <table:table-cell office:value-type="float" office:value="85.25">
                <text:p>85.25</text:p>
              </table:table-cell>
              <table:table-cell office:value-type="float" office:value="2.21">
                <text:p>2.21</text:p>
              </table:table-cell>
              <table:table-cell office:value-type="float" office:value="1.704">
                <text:p>1.704</text:p>
              </table:table-cell>
              <table:table-cell office:value-type="float" office:value="63.0165">
                <text:p>63.0165</text:p>
              </table:table-cell>
              <table:table-cell office:value-type="float" office:value="112.0255">
                <text:p>112.02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77.7805">
                <text:p>77.7805</text:p>
              </table:table-cell>
              <table:table-cell office:value-type="float" office:value="2.206">
                <text:p>2.206</text:p>
              </table:table-cell>
              <table:table-cell office:value-type="float" office:value="1.732">
                <text:p>1.732</text:p>
              </table:table-cell>
              <table:table-cell office:value-type="float" office:value="62.8705">
                <text:p>62.8705</text:p>
              </table:table-cell>
              <table:table-cell office:value-type="float" office:value="97.9395">
                <text:p>97.9395</text:p>
              </table:table-cell>
            </table:table-row>
            <table:table-row>
              <table:table-cell office:value-type="string">
                <text:p>01235</text:p>
              </table:table-cell>
              <table:table-cell office:value-type="float" office:value="0.63">
                <text:p>0.63</text:p>
              </table:table-cell>
              <table:table-cell office:value-type="float" office:value="76.796">
                <text:p>76.796</text:p>
              </table:table-cell>
              <table:table-cell office:value-type="float" office:value="2.197">
                <text:p>2.197</text:p>
              </table:table-cell>
              <table:table-cell office:value-type="float" office:value="1.716">
                <text:p>1.716</text:p>
              </table:table-cell>
              <table:table-cell office:value-type="float" office:value="54.096">
                <text:p>54.096</text:p>
              </table:table-cell>
              <table:table-cell office:value-type="float" office:value="98.074">
                <text:p>98.074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621">
                <text:p>0.621</text:p>
              </table:table-cell>
              <table:table-cell office:value-type="float" office:value="78.559">
                <text:p>78.559</text:p>
              </table:table-cell>
              <table:table-cell office:value-type="float" office:value="2.174">
                <text:p>2.174</text:p>
              </table:table-cell>
              <table:table-cell office:value-type="float" office:value="1.7195">
                <text:p>1.7195</text:p>
              </table:table-cell>
              <table:table-cell office:value-type="float" office:value="54.024">
                <text:p>54.024</text:p>
              </table:table-cell>
              <table:table-cell office:value-type="float" office:value="97.535">
                <text:p>97.535</text:p>
              </table:table-cell>
            </table:table-row>
            <table:table-row>
              <table:table-cell office:value-type="string">
                <text:p>0235</text:p>
              </table:table-cell>
              <table:table-cell office:value-type="float" office:value="0.3095">
                <text:p>0.3095</text:p>
              </table:table-cell>
              <table:table-cell office:value-type="float" office:value="84.2935">
                <text:p>84.2935</text:p>
              </table:table-cell>
              <table:table-cell office:value-type="float" office:value="2.156">
                <text:p>2.156</text:p>
              </table:table-cell>
              <table:table-cell office:value-type="float" office:value="1.68">
                <text:p>1.68</text:p>
              </table:table-cell>
              <table:table-cell office:value-type="float" office:value="62.3985">
                <text:p>62.3985</text:p>
              </table:table-cell>
              <table:table-cell office:value-type="float" office:value="111.4445">
                <text:p>111.44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09">
                <text:p>0.609</text:p>
              </table:table-cell>
              <table:table-cell office:value-type="float" office:value="74.902">
                <text:p>74.902</text:p>
              </table:table-cell>
              <table:table-cell office:value-type="float" office:value="2.089">
                <text:p>2.089</text:p>
              </table:table-cell>
              <table:table-cell office:value-type="float" office:value="1.64">
                <text:p>1.64</text:p>
              </table:table-cell>
              <table:table-cell office:value-type="float" office:value="51.749">
                <text:p>51.749</text:p>
              </table:table-cell>
              <table:table-cell office:value-type="float" office:value="98.2055">
                <text:p>98.2055</text:p>
              </table:table-cell>
            </table:table-row>
            <table:table-row>
              <table:table-cell office:value-type="string">
                <text:p>0135</text:p>
              </table:table-cell>
              <table:table-cell office:value-type="float" office:value="0.63">
                <text:p>0.63</text:p>
              </table:table-cell>
              <table:table-cell office:value-type="float" office:value="74.8405">
                <text:p>74.8405</text:p>
              </table:table-cell>
              <table:table-cell office:value-type="float" office:value="2.105">
                <text:p>2.105</text:p>
              </table:table-cell>
              <table:table-cell office:value-type="float" office:value="1.677">
                <text:p>1.677</text:p>
              </table:table-cell>
              <table:table-cell office:value-type="float" office:value="60.426">
                <text:p>60.426</text:p>
              </table:table-cell>
              <table:table-cell office:value-type="float" office:value="98.194">
                <text:p>98.19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">
                <text:p>0.63</text:p>
              </table:table-cell>
              <table:table-cell office:value-type="float" office:value="74.932">
                <text:p>74.932</text:p>
              </table:table-cell>
              <table:table-cell office:value-type="float" office:value="2.1455">
                <text:p>2.1455</text:p>
              </table:table-cell>
              <table:table-cell office:value-type="float" office:value="1.662">
                <text:p>1.662</text:p>
              </table:table-cell>
              <table:table-cell office:value-type="float" office:value="60.4155">
                <text:p>60.4155</text:p>
              </table:table-cell>
              <table:table-cell office:value-type="float" office:value="97.637">
                <text:p>97.637</text:p>
              </table:table-cell>
            </table:table-row>
            <table:table-row>
              <table:table-cell office:value-type="string">
                <text:p>035</text:p>
              </table:table-cell>
              <table:table-cell office:value-type="float" office:value="0.3055">
                <text:p>0.3055</text:p>
              </table:table-cell>
              <table:table-cell office:value-type="float" office:value="80.964">
                <text:p>80.964</text:p>
              </table:table-cell>
              <table:table-cell office:value-type="float" office:value="2.103">
                <text:p>2.103</text:p>
              </table:table-cell>
              <table:table-cell office:value-type="float" office:value="1.622">
                <text:p>1.622</text:p>
              </table:table-cell>
              <table:table-cell office:value-type="float" office:value="60.4455">
                <text:p>60.4455</text:p>
              </table:table-cell>
              <table:table-cell office:value-type="float" office:value="111.4015">
                <text:p>111.4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2">
                <text:p>0.622</text:p>
              </table:table-cell>
              <table:table-cell office:value-type="float" office:value="74.661">
                <text:p>74.661</text:p>
              </table:table-cell>
              <table:table-cell office:value-type="float" office:value="2.105">
                <text:p>2.105</text:p>
              </table:table-cell>
              <table:table-cell office:value-type="float" office:value="1.6735">
                <text:p>1.6735</text:p>
              </table:table-cell>
              <table:table-cell office:value-type="float" office:value="60.484">
                <text:p>60.484</text:p>
              </table:table-cell>
              <table:table-cell office:value-type="float" office:value="98.1735">
                <text:p>98.1735</text:p>
              </table:table-cell>
            </table:table-row>
            <table:table-row>
              <table:table-cell office:value-type="string">
                <text:p>0125</text:p>
              </table:table-cell>
              <table:table-cell office:value-type="float" office:value="0.61">
                <text:p>0.61</text:p>
              </table:table-cell>
              <table:table-cell office:value-type="float" office:value="74.7725">
                <text:p>74.7725</text:p>
              </table:table-cell>
              <table:table-cell office:value-type="float" office:value="2.073">
                <text:p>2.073</text:p>
              </table:table-cell>
              <table:table-cell office:value-type="float" office:value="1.651">
                <text:p>1.651</text:p>
              </table:table-cell>
              <table:table-cell office:value-type="float" office:value="51.8035">
                <text:p>51.8035</text:p>
              </table:table-cell>
              <table:table-cell office:value-type="float" office:value="98.147">
                <text:p>98.14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85">
                <text:p>0.6285</text:p>
              </table:table-cell>
              <table:table-cell office:value-type="float" office:value="74.62">
                <text:p>74.62</text:p>
              </table:table-cell>
              <table:table-cell office:value-type="float" office:value="2.078">
                <text:p>2.078</text:p>
              </table:table-cell>
              <table:table-cell office:value-type="float" office:value="1.657">
                <text:p>1.657</text:p>
              </table:table-cell>
              <table:table-cell office:value-type="float" office:value="51.7395">
                <text:p>51.7395</text:p>
              </table:table-cell>
              <table:table-cell office:value-type="float" office:value="98.144">
                <text:p>98.144</text:p>
              </table:table-cell>
            </table:table-row>
            <table:table-row>
              <table:table-cell office:value-type="string">
                <text:p>025</text:p>
              </table:table-cell>
              <table:table-cell office:value-type="float" office:value="0.2965">
                <text:p>0.2965</text:p>
              </table:table-cell>
              <table:table-cell office:value-type="float" office:value="80.9335">
                <text:p>80.9335</text:p>
              </table:table-cell>
              <table:table-cell office:value-type="float" office:value="2.102">
                <text:p>2.102</text:p>
              </table:table-cell>
              <table:table-cell office:value-type="float" office:value="1.624">
                <text:p>1.624</text:p>
              </table:table-cell>
              <table:table-cell office:value-type="float" office:value="60.43">
                <text:p>60.43</text:p>
              </table:table-cell>
              <table:table-cell office:value-type="float" office:value="111.411">
                <text:p>111.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1">
                <text:p>0.621</text:p>
              </table:table-cell>
              <table:table-cell office:value-type="float" office:value="74.835">
                <text:p>74.835</text:p>
              </table:table-cell>
              <table:table-cell office:value-type="float" office:value="2.0935">
                <text:p>2.0935</text:p>
              </table:table-cell>
              <table:table-cell office:value-type="float" office:value="1.66">
                <text:p>1.66</text:p>
              </table:table-cell>
              <table:table-cell office:value-type="float" office:value="51.933">
                <text:p>51.933</text:p>
              </table:table-cell>
              <table:table-cell office:value-type="float" office:value="98.184">
                <text:p>98.184</text:p>
              </table:table-cell>
            </table:table-row>
            <table:table-row>
              <table:table-cell office:value-type="string">
                <text:p>015</text:p>
              </table:table-cell>
              <table:table-cell office:value-type="float" office:value="0.63">
                <text:p>0.63</text:p>
              </table:table-cell>
              <table:table-cell office:value-type="float" office:value="74.8585">
                <text:p>74.8585</text:p>
              </table:table-cell>
              <table:table-cell office:value-type="float" office:value="2.1155">
                <text:p>2.1155</text:p>
              </table:table-cell>
              <table:table-cell office:value-type="float" office:value="1.6655">
                <text:p>1.6655</text:p>
              </table:table-cell>
              <table:table-cell office:value-type="float" office:value="60.4475">
                <text:p>60.4475</text:p>
              </table:table-cell>
              <table:table-cell office:value-type="float" office:value="98.107">
                <text:p>98.1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">
                <text:p>0.63</text:p>
              </table:table-cell>
              <table:table-cell office:value-type="float" office:value="74.6405">
                <text:p>74.6405</text:p>
              </table:table-cell>
              <table:table-cell office:value-type="float" office:value="2.0955">
                <text:p>2.0955</text:p>
              </table:table-cell>
              <table:table-cell office:value-type="float" office:value="1.665">
                <text:p>1.665</text:p>
              </table:table-cell>
              <table:table-cell office:value-type="float" office:value="60.4285">
                <text:p>60.4285</text:p>
              </table:table-cell>
              <table:table-cell office:value-type="float" office:value="98.1315">
                <text:p>98.1315</text:p>
              </table:table-cell>
            </table:table-row>
            <table:table-row>
              <table:table-cell office:value-type="string">
                <text:p>05</text:p>
              </table:table-cell>
              <table:table-cell office:value-type="float" office:value="0.315">
                <text:p>0.315</text:p>
              </table:table-cell>
              <table:table-cell office:value-type="float" office:value="81.121">
                <text:p>81.121</text:p>
              </table:table-cell>
              <table:table-cell office:value-type="float" office:value="2.079">
                <text:p>2.079</text:p>
              </table:table-cell>
              <table:table-cell office:value-type="float" office:value="1.638">
                <text:p>1.638</text:p>
              </table:table-cell>
              <table:table-cell office:value-type="float" office:value="60.462">
                <text:p>60.462</text:p>
              </table:table-cell>
              <table:table-cell office:value-type="float" office:value="112.0305">
                <text:p>112.0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75.002">
                <text:p>75.002</text:p>
              </table:table-cell>
              <table:table-cell office:value-type="float" office:value="2.1035">
                <text:p>2.1035</text:p>
              </table:table-cell>
              <table:table-cell office:value-type="float" office:value="1.663">
                <text:p>1.663</text:p>
              </table:table-cell>
              <table:table-cell office:value-type="float" office:value="60.4645">
                <text:p>60.4645</text:p>
              </table:table-cell>
              <table:table-cell office:value-type="float" office:value="102.915">
                <text:p>102.915</text:p>
              </table:table-cell>
            </table:table-row>
            <table:table-row>
              <table:table-cell office:value-type="string">
                <text:p>01234</text:p>
              </table:table-cell>
              <table:table-cell office:value-type="float" office:value="0.6235">
                <text:p>0.6235</text:p>
              </table:table-cell>
              <table:table-cell office:value-type="float" office:value="75.3715">
                <text:p>75.3715</text:p>
              </table:table-cell>
              <table:table-cell office:value-type="float" office:value="2.0445">
                <text:p>2.0445</text:p>
              </table:table-cell>
              <table:table-cell office:value-type="float" office:value="1.6705">
                <text:p>1.6705</text:p>
              </table:table-cell>
              <table:table-cell office:value-type="float" office:value="54.5695">
                <text:p>54.5695</text:p>
              </table:table-cell>
              <table:table-cell office:value-type="float" office:value="106.3105">
                <text:p>106.310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63">
                <text:p>0.63</text:p>
              </table:table-cell>
              <table:table-cell office:value-type="float" office:value="75.177">
                <text:p>75.177</text:p>
              </table:table-cell>
              <table:table-cell office:value-type="float" office:value="2.025">
                <text:p>2.025</text:p>
              </table:table-cell>
              <table:table-cell office:value-type="float" office:value="1.6725">
                <text:p>1.6725</text:p>
              </table:table-cell>
              <table:table-cell office:value-type="float" office:value="53.9665">
                <text:p>53.9665</text:p>
              </table:table-cell>
              <table:table-cell office:value-type="float" office:value="107.2005">
                <text:p>107.2005</text:p>
              </table:table-cell>
            </table:table-row>
            <table:table-row>
              <table:table-cell office:value-type="string">
                <text:p>0234</text:p>
              </table:table-cell>
              <table:table-cell office:value-type="float" office:value="0.315">
                <text:p>0.315</text:p>
              </table:table-cell>
              <table:table-cell office:value-type="float" office:value="81.452">
                <text:p>81.452</text:p>
              </table:table-cell>
              <table:table-cell office:value-type="float" office:value="1.993">
                <text:p>1.993</text:p>
              </table:table-cell>
              <table:table-cell office:value-type="float" office:value="1.673">
                <text:p>1.673</text:p>
              </table:table-cell>
              <table:table-cell office:value-type="float" office:value="58.8875">
                <text:p>58.8875</text:p>
              </table:table-cell>
              <table:table-cell office:value-type="float" office:value="121.691">
                <text:p>121.6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3">
                <text:p>0.63</text:p>
              </table:table-cell>
              <table:table-cell office:value-type="float" office:value="75.545">
                <text:p>75.545</text:p>
              </table:table-cell>
              <table:table-cell office:value-type="float" office:value="2.065">
                <text:p>2.065</text:p>
              </table:table-cell>
              <table:table-cell office:value-type="float" office:value="1.6615">
                <text:p>1.6615</text:p>
              </table:table-cell>
              <table:table-cell office:value-type="float" office:value="54.0025">
                <text:p>54.0025</text:p>
              </table:table-cell>
              <table:table-cell office:value-type="float" office:value="106.8085">
                <text:p>106.8085</text:p>
              </table:table-cell>
            </table:table-row>
            <table:table-row>
              <table:table-cell office:value-type="string">
                <text:p>0134</text:p>
              </table:table-cell>
              <table:table-cell office:value-type="float" office:value="0.608">
                <text:p>0.608</text:p>
              </table:table-cell>
              <table:table-cell office:value-type="float" office:value="75.0965">
                <text:p>75.0965</text:p>
              </table:table-cell>
              <table:table-cell office:value-type="float" office:value="2.029">
                <text:p>2.029</text:p>
              </table:table-cell>
              <table:table-cell office:value-type="float" office:value="1.5985">
                <text:p>1.5985</text:p>
              </table:table-cell>
              <table:table-cell office:value-type="float" office:value="60.414">
                <text:p>60.414</text:p>
              </table:table-cell>
              <table:table-cell office:value-type="float" office:value="106.474">
                <text:p>106.47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">
                <text:p>0.63</text:p>
              </table:table-cell>
              <table:table-cell office:value-type="float" office:value="75.3235">
                <text:p>75.3235</text:p>
              </table:table-cell>
              <table:table-cell office:value-type="float" office:value="2.0305">
                <text:p>2.0305</text:p>
              </table:table-cell>
              <table:table-cell office:value-type="float" office:value="1.6015">
                <text:p>1.6015</text:p>
              </table:table-cell>
              <table:table-cell office:value-type="float" office:value="60.4305">
                <text:p>60.4305</text:p>
              </table:table-cell>
              <table:table-cell office:value-type="float" office:value="106.214">
                <text:p>106.214</text:p>
              </table:table-cell>
            </table:table-row>
            <table:table-row>
              <table:table-cell office:value-type="string">
                <text:p>034</text:p>
              </table:table-cell>
              <table:table-cell office:value-type="float" office:value="0.315">
                <text:p>0.315</text:p>
              </table:table-cell>
              <table:table-cell office:value-type="float" office:value="81.3705">
                <text:p>81.3705</text:p>
              </table:table-cell>
              <table:table-cell office:value-type="float" office:value="2.0565">
                <text:p>2.0565</text:p>
              </table:table-cell>
              <table:table-cell office:value-type="float" office:value="1.5825">
                <text:p>1.5825</text:p>
              </table:table-cell>
              <table:table-cell office:value-type="float" office:value="60.4415">
                <text:p>60.4415</text:p>
              </table:table-cell>
              <table:table-cell office:value-type="float" office:value="122.159">
                <text:p>122.1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">
                <text:p>0.63</text:p>
              </table:table-cell>
              <table:table-cell office:value-type="float" office:value="74.964">
                <text:p>74.964</text:p>
              </table:table-cell>
              <table:table-cell office:value-type="float" office:value="1.993">
                <text:p>1.993</text:p>
              </table:table-cell>
              <table:table-cell office:value-type="float" office:value="1.586">
                <text:p>1.586</text:p>
              </table:table-cell>
              <table:table-cell office:value-type="float" office:value="60.4095">
                <text:p>60.4095</text:p>
              </table:table-cell>
              <table:table-cell office:value-type="float" office:value="106.3535">
                <text:p>106.3535</text:p>
              </table:table-cell>
            </table:table-row>
            <table:table-row>
              <table:table-cell office:value-type="string">
                <text:p>0124</text:p>
              </table:table-cell>
              <table:table-cell office:value-type="float" office:value="0.622">
                <text:p>0.622</text:p>
              </table:table-cell>
              <table:table-cell office:value-type="float" office:value="75.1165">
                <text:p>75.1165</text:p>
              </table:table-cell>
              <table:table-cell office:value-type="float" office:value="2.0395">
                <text:p>2.0395</text:p>
              </table:table-cell>
              <table:table-cell office:value-type="float" office:value="1.639">
                <text:p>1.639</text:p>
              </table:table-cell>
              <table:table-cell office:value-type="float" office:value="54.41">
                <text:p>54.41</text:p>
              </table:table-cell>
              <table:table-cell office:value-type="float" office:value="106.626">
                <text:p>106.6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045">
                <text:p>0.6045</text:p>
              </table:table-cell>
              <table:table-cell office:value-type="float" office:value="74.9505">
                <text:p>74.9505</text:p>
              </table:table-cell>
              <table:table-cell office:value-type="float" office:value="2.0455">
                <text:p>2.0455</text:p>
              </table:table-cell>
              <table:table-cell office:value-type="float" office:value="1.6525">
                <text:p>1.6525</text:p>
              </table:table-cell>
              <table:table-cell office:value-type="float" office:value="54.232">
                <text:p>54.232</text:p>
              </table:table-cell>
              <table:table-cell office:value-type="float" office:value="106.498">
                <text:p>106.498</text:p>
              </table:table-cell>
            </table:table-row>
            <table:table-row>
              <table:table-cell office:value-type="string">
                <text:p>024</text:p>
              </table:table-cell>
              <table:table-cell office:value-type="float" office:value="0.3065">
                <text:p>0.3065</text:p>
              </table:table-cell>
              <table:table-cell office:value-type="float" office:value="81.5205">
                <text:p>81.5205</text:p>
              </table:table-cell>
              <table:table-cell office:value-type="float" office:value="1.9855">
                <text:p>1.9855</text:p>
              </table:table-cell>
              <table:table-cell office:value-type="float" office:value="1.666">
                <text:p>1.666</text:p>
              </table:table-cell>
              <table:table-cell office:value-type="float" office:value="59.163">
                <text:p>59.163</text:p>
              </table:table-cell>
              <table:table-cell office:value-type="float" office:value="122.8145">
                <text:p>122.81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7">
                <text:p>0.627</text:p>
              </table:table-cell>
              <table:table-cell office:value-type="float" office:value="75.1125">
                <text:p>75.1125</text:p>
              </table:table-cell>
              <table:table-cell office:value-type="float" office:value="2.027">
                <text:p>2.027</text:p>
              </table:table-cell>
              <table:table-cell office:value-type="float" office:value="1.663">
                <text:p>1.663</text:p>
              </table:table-cell>
              <table:table-cell office:value-type="float" office:value="54.7055">
                <text:p>54.7055</text:p>
              </table:table-cell>
              <table:table-cell office:value-type="float" office:value="106.6165">
                <text:p>106.6165</text:p>
              </table:table-cell>
            </table:table-row>
            <table:table-row>
              <table:table-cell office:value-type="string">
                <text:p>014</text:p>
              </table:table-cell>
              <table:table-cell office:value-type="float" office:value="0.6215">
                <text:p>0.6215</text:p>
              </table:table-cell>
              <table:table-cell office:value-type="float" office:value="75.414">
                <text:p>75.414</text:p>
              </table:table-cell>
              <table:table-cell office:value-type="float" office:value="2.035">
                <text:p>2.035</text:p>
              </table:table-cell>
              <table:table-cell office:value-type="float" office:value="1.577">
                <text:p>1.577</text:p>
              </table:table-cell>
              <table:table-cell office:value-type="float" office:value="60.4995">
                <text:p>60.4995</text:p>
              </table:table-cell>
              <table:table-cell office:value-type="float" office:value="106.122">
                <text:p>106.1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6">
                <text:p>0.616</text:p>
              </table:table-cell>
              <table:table-cell office:value-type="float" office:value="75.155">
                <text:p>75.155</text:p>
              </table:table-cell>
              <table:table-cell office:value-type="float" office:value="2.013">
                <text:p>2.013</text:p>
              </table:table-cell>
              <table:table-cell office:value-type="float" office:value="1.588">
                <text:p>1.588</text:p>
              </table:table-cell>
              <table:table-cell office:value-type="float" office:value="60.3905">
                <text:p>60.3905</text:p>
              </table:table-cell>
              <table:table-cell office:value-type="float" office:value="106.557">
                <text:p>106.557</text:p>
              </table:table-cell>
            </table:table-row>
            <table:table-row>
              <table:table-cell office:value-type="string">
                <text:p>04</text:p>
              </table:table-cell>
              <table:table-cell office:value-type="float" office:value="0.294">
                <text:p>0.294</text:p>
              </table:table-cell>
              <table:table-cell office:value-type="float" office:value="81.2735">
                <text:p>81.2735</text:p>
              </table:table-cell>
              <table:table-cell office:value-type="float" office:value="2.0295">
                <text:p>2.0295</text:p>
              </table:table-cell>
              <table:table-cell office:value-type="float" office:value="1.581">
                <text:p>1.581</text:p>
              </table:table-cell>
              <table:table-cell office:value-type="float" office:value="60.431">
                <text:p>60.431</text:p>
              </table:table-cell>
              <table:table-cell office:value-type="float" office:value="122.082">
                <text:p>122.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05">
                <text:p>0.6205</text:p>
              </table:table-cell>
              <table:table-cell office:value-type="float" office:value="74.9725">
                <text:p>74.9725</text:p>
              </table:table-cell>
              <table:table-cell office:value-type="float" office:value="2.017">
                <text:p>2.017</text:p>
              </table:table-cell>
              <table:table-cell office:value-type="float" office:value="1.6035">
                <text:p>1.6035</text:p>
              </table:table-cell>
              <table:table-cell office:value-type="float" office:value="60.4455">
                <text:p>60.4455</text:p>
              </table:table-cell>
              <table:table-cell office:value-type="float" office:value="106.617">
                <text:p>106.617</text:p>
              </table:table-cell>
            </table:table-row>
            <table:table-row>
              <table:table-cell office:value-type="string">
                <text:p>0123</text:p>
              </table:table-cell>
              <table:table-cell office:value-type="float" office:value="0.618">
                <text:p>0.618</text:p>
              </table:table-cell>
              <table:table-cell office:value-type="float" office:value="75.37">
                <text:p>75.37</text:p>
              </table:table-cell>
              <table:table-cell office:value-type="float" office:value="2.046">
                <text:p>2.046</text:p>
              </table:table-cell>
              <table:table-cell office:value-type="float" office:value="1.666">
                <text:p>1.666</text:p>
              </table:table-cell>
              <table:table-cell office:value-type="float" office:value="54.8895">
                <text:p>54.8895</text:p>
              </table:table-cell>
              <table:table-cell office:value-type="float" office:value="107.04">
                <text:p>107.0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7">
                <text:p>0.617</text:p>
              </table:table-cell>
              <table:table-cell office:value-type="float" office:value="75.043">
                <text:p>75.043</text:p>
              </table:table-cell>
              <table:table-cell office:value-type="float" office:value="2.0495">
                <text:p>2.0495</text:p>
              </table:table-cell>
              <table:table-cell office:value-type="float" office:value="1.6625">
                <text:p>1.6625</text:p>
              </table:table-cell>
              <table:table-cell office:value-type="float" office:value="54.2995">
                <text:p>54.2995</text:p>
              </table:table-cell>
              <table:table-cell office:value-type="float" office:value="107.724">
                <text:p>107.724</text:p>
              </table:table-cell>
            </table:table-row>
            <table:table-row>
              <table:table-cell office:value-type="string">
                <text:p>023</text:p>
              </table:table-cell>
              <table:table-cell office:value-type="float" office:value="0.315">
                <text:p>0.315</text:p>
              </table:table-cell>
              <table:table-cell office:value-type="float" office:value="81.2385">
                <text:p>81.2385</text:p>
              </table:table-cell>
              <table:table-cell office:value-type="float" office:value="1.986">
                <text:p>1.986</text:p>
              </table:table-cell>
              <table:table-cell office:value-type="float" office:value="1.656">
                <text:p>1.656</text:p>
              </table:table-cell>
              <table:table-cell office:value-type="float" office:value="58.9175">
                <text:p>58.9175</text:p>
              </table:table-cell>
              <table:table-cell office:value-type="float" office:value="121.6905">
                <text:p>121.69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95">
                <text:p>0.6295</text:p>
              </table:table-cell>
              <table:table-cell office:value-type="float" office:value="75.0505">
                <text:p>75.0505</text:p>
              </table:table-cell>
              <table:table-cell office:value-type="float" office:value="2.0565">
                <text:p>2.0565</text:p>
              </table:table-cell>
              <table:table-cell office:value-type="float" office:value="1.6485">
                <text:p>1.6485</text:p>
              </table:table-cell>
              <table:table-cell office:value-type="float" office:value="53.856">
                <text:p>53.856</text:p>
              </table:table-cell>
              <table:table-cell office:value-type="float" office:value="106.2165">
                <text:p>106.2165</text:p>
              </table:table-cell>
            </table:table-row>
            <table:table-row>
              <table:table-cell office:value-type="string">
                <text:p>013</text:p>
              </table:table-cell>
              <table:table-cell office:value-type="float" office:value="0.623">
                <text:p>0.623</text:p>
              </table:table-cell>
              <table:table-cell office:value-type="float" office:value="74.981">
                <text:p>74.981</text:p>
              </table:table-cell>
              <table:table-cell office:value-type="float" office:value="2.005">
                <text:p>2.005</text:p>
              </table:table-cell>
              <table:table-cell office:value-type="float" office:value="1.5865">
                <text:p>1.5865</text:p>
              </table:table-cell>
              <table:table-cell office:value-type="float" office:value="60.414">
                <text:p>60.414</text:p>
              </table:table-cell>
              <table:table-cell office:value-type="float" office:value="105.3155">
                <text:p>105.31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6">
                <text:p>0.626</text:p>
              </table:table-cell>
              <table:table-cell office:value-type="float" office:value="75.127">
                <text:p>75.127</text:p>
              </table:table-cell>
              <table:table-cell office:value-type="float" office:value="2.043">
                <text:p>2.043</text:p>
              </table:table-cell>
              <table:table-cell office:value-type="float" office:value="1.604">
                <text:p>1.604</text:p>
              </table:table-cell>
              <table:table-cell office:value-type="float" office:value="60.4075">
                <text:p>60.4075</text:p>
              </table:table-cell>
              <table:table-cell office:value-type="float" office:value="105.9665">
                <text:p>105.9665</text:p>
              </table:table-cell>
            </table:table-row>
            <table:table-row>
              <table:table-cell office:value-type="string">
                <text:p>03</text:p>
              </table:table-cell>
              <table:table-cell office:value-type="float" office:value="0.315">
                <text:p>0.315</text:p>
              </table:table-cell>
              <table:table-cell office:value-type="float" office:value="81.335">
                <text:p>81.335</text:p>
              </table:table-cell>
              <table:table-cell office:value-type="float" office:value="2.046">
                <text:p>2.046</text:p>
              </table:table-cell>
              <table:table-cell office:value-type="float" office:value="1.5935">
                <text:p>1.5935</text:p>
              </table:table-cell>
              <table:table-cell office:value-type="float" office:value="60.392">
                <text:p>60.392</text:p>
              </table:table-cell>
              <table:table-cell office:value-type="float" office:value="121.263">
                <text:p>121.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25">
                <text:p>0.6025</text:p>
              </table:table-cell>
              <table:table-cell office:value-type="float" office:value="75.398">
                <text:p>75.398</text:p>
              </table:table-cell>
              <table:table-cell office:value-type="float" office:value="2.032">
                <text:p>2.032</text:p>
              </table:table-cell>
              <table:table-cell office:value-type="float" office:value="1.5865">
                <text:p>1.5865</text:p>
              </table:table-cell>
              <table:table-cell office:value-type="float" office:value="60.436">
                <text:p>60.436</text:p>
              </table:table-cell>
              <table:table-cell office:value-type="float" office:value="106.301">
                <text:p>106.301</text:p>
              </table:table-cell>
            </table:table-row>
            <table:table-row>
              <table:table-cell office:value-type="string">
                <text:p>012</text:p>
              </table:table-cell>
              <table:table-cell office:value-type="float" office:value="0.6035">
                <text:p>0.6035</text:p>
              </table:table-cell>
              <table:table-cell office:value-type="float" office:value="75.081">
                <text:p>75.081</text:p>
              </table:table-cell>
              <table:table-cell office:value-type="float" office:value="2.0435">
                <text:p>2.0435</text:p>
              </table:table-cell>
              <table:table-cell office:value-type="float" office:value="1.6725">
                <text:p>1.6725</text:p>
              </table:table-cell>
              <table:table-cell office:value-type="float" office:value="53.9965">
                <text:p>53.9965</text:p>
              </table:table-cell>
              <table:table-cell office:value-type="float" office:value="106.9685">
                <text:p>106.96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9">
                <text:p>0.609</text:p>
              </table:table-cell>
              <table:table-cell office:value-type="float" office:value="75.0695">
                <text:p>75.0695</text:p>
              </table:table-cell>
              <table:table-cell office:value-type="float" office:value="2.0365">
                <text:p>2.0365</text:p>
              </table:table-cell>
              <table:table-cell office:value-type="float" office:value="1.6465">
                <text:p>1.6465</text:p>
              </table:table-cell>
              <table:table-cell office:value-type="float" office:value="54.1125">
                <text:p>54.1125</text:p>
              </table:table-cell>
              <table:table-cell office:value-type="float" office:value="107.076">
                <text:p>107.076</text:p>
              </table:table-cell>
            </table:table-row>
            <table:table-row>
              <table:table-cell office:value-type="string">
                <text:p>02</text:p>
              </table:table-cell>
              <table:table-cell office:value-type="float" office:value="0.3005">
                <text:p>0.3005</text:p>
              </table:table-cell>
              <table:table-cell office:value-type="float" office:value="81.6275">
                <text:p>81.6275</text:p>
              </table:table-cell>
              <table:table-cell office:value-type="float" office:value="1.9985">
                <text:p>1.9985</text:p>
              </table:table-cell>
              <table:table-cell office:value-type="float" office:value="1.6355">
                <text:p>1.6355</text:p>
              </table:table-cell>
              <table:table-cell office:value-type="float" office:value="58.881">
                <text:p>58.881</text:p>
              </table:table-cell>
              <table:table-cell office:value-type="float" office:value="122.2755">
                <text:p>122.27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95">
                <text:p>0.6295</text:p>
              </table:table-cell>
              <table:table-cell office:value-type="float" office:value="75.0005">
                <text:p>75.0005</text:p>
              </table:table-cell>
              <table:table-cell office:value-type="float" office:value="2.0405">
                <text:p>2.0405</text:p>
              </table:table-cell>
              <table:table-cell office:value-type="float" office:value="1.671">
                <text:p>1.671</text:p>
              </table:table-cell>
              <table:table-cell office:value-type="float" office:value="53.8125">
                <text:p>53.8125</text:p>
              </table:table-cell>
              <table:table-cell office:value-type="float" office:value="105.569">
                <text:p>105.569</text:p>
              </table:table-cell>
            </table:table-row>
            <table:table-row>
              <table:table-cell office:value-type="string">
                <text:p>01</text:p>
              </table:table-cell>
              <table:table-cell office:value-type="float" office:value="0.618">
                <text:p>0.618</text:p>
              </table:table-cell>
              <table:table-cell office:value-type="float" office:value="75.137">
                <text:p>75.137</text:p>
              </table:table-cell>
              <table:table-cell office:value-type="float" office:value="2.045">
                <text:p>2.045</text:p>
              </table:table-cell>
              <table:table-cell office:value-type="float" office:value="1.579">
                <text:p>1.579</text:p>
              </table:table-cell>
              <table:table-cell office:value-type="float" office:value="60.4095">
                <text:p>60.4095</text:p>
              </table:table-cell>
              <table:table-cell office:value-type="float" office:value="104.5455">
                <text:p>104.5455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63">
                <text:p>0.63</text:p>
              </table:table-cell>
              <table:table-cell office:value-type="float" office:value="75.1295">
                <text:p>75.1295</text:p>
              </table:table-cell>
              <table:table-cell office:value-type="float" office:value="2.024">
                <text:p>2.024</text:p>
              </table:table-cell>
              <table:table-cell office:value-type="float" office:value="1.587">
                <text:p>1.587</text:p>
              </table:table-cell>
              <table:table-cell office:value-type="float" office:value="60.4045">
                <text:p>60.4045</text:p>
              </table:table-cell>
              <table:table-cell office:value-type="float" office:value="104.7075">
                <text:p>104.7075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315">
                <text:p>0.315</text:p>
              </table:table-cell>
              <table:table-cell office:value-type="float" office:value="81.4895">
                <text:p>81.4895</text:p>
              </table:table-cell>
              <table:table-cell office:value-type="float" office:value="2.052">
                <text:p>2.052</text:p>
              </table:table-cell>
              <table:table-cell office:value-type="float" office:value="1.58">
                <text:p>1.58</text:p>
              </table:table-cell>
              <table:table-cell office:value-type="float" office:value="60.448">
                <text:p>60.448</text:p>
              </table:table-cell>
              <table:table-cell office:value-type="float" office:value="119.6905">
                <text:p>119.69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05">
                <text:p>0.6005</text:p>
              </table:table-cell>
              <table:table-cell office:value-type="float" office:value="75.1075">
                <text:p>75.1075</text:p>
              </table:table-cell>
              <table:table-cell office:value-type="float" office:value="2.0215">
                <text:p>2.0215</text:p>
              </table:table-cell>
              <table:table-cell office:value-type="float" office:value="1.59">
                <text:p>1.59</text:p>
              </table:table-cell>
              <table:table-cell office:value-type="float" office:value="60.475">
                <text:p>60.475</text:p>
              </table:table-cell>
              <table:table-cell office:value-type="float" office:value="105.553">
                <text:p>105.5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736cm" svg:height="21.197cm" xlink:href=".." xlink:type="simple" chart:class="chart:bar" chart:style-name="ch1">
        <chart:legend chart:legend-position="end" svg:x="38.235cm" svg:y="9.801cm" style:legend-expansion="high" chart:style-name="ch2"/>
        <chart:plot-area chart:style-name="ch3" table:cell-range-address="Sheet1.A1:Sheet1.B65 Sheet1.D1:Sheet1.E65" chart:data-source-has-labels="both" svg:x="1.264cm" svg:y="1.827cm" svg:width="35.343cm" svg:height="18.527cm">
          <chartooo:coordinate-region svg:x="1.991cm" svg:y="2.026cm" svg:width="34.616cm" svg:height="17.283cm"/>
          <chart:axis chart:dimension="x" chart:name="primary-x" chart:style-name="ch4" chartooo:axis-type="auto">
            <chartooo:date-scale/>
            <chart:categories table:cell-range-address="Sheet1.A2:Sheet1.A6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65" chart:label-cell-address="Sheet1.B1:Sheet1.B1" chart:class="chart:bar">
            <chart:data-point chart:repeated="64"/>
          </chart:series>
          <chart:series chart:style-name="ch8" chart:values-cell-range-address="Sheet1.D2:Sheet1.D65" chart:label-cell-address="Sheet1.D1:Sheet1.D1" chart:class="chart:bar">
            <chart:data-point chart:repeated="64"/>
          </chart:series>
          <chart:series chart:style-name="ch9" chart:values-cell-range-address="Sheet1.E2:Sheet1.E65" chart:label-cell-address="Sheet1.E1:Sheet1.E1" chart:class="chart:bar"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c/ifib.c</text:p>
                <draw:g>
                  <svg:desc>Sheet1.B1:Sheet1.B1</svg:desc>
                </draw:g>
              </table:table-cell>
              <table:table-cell office:value-type="string">
                <text:p>src/msort.c</text:p>
                <draw:g>
                  <svg:desc>Sheet1.D1:Sheet1.D1</svg:desc>
                </draw:g>
              </table:table-cell>
              <table:table-cell office:value-type="string">
                <text:p>src/qsort.c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2345</text:p>
                <draw:g>
                  <svg:desc>Sheet1.A2:Sheet1.A65</svg:desc>
                </draw:g>
              </table:table-cell>
              <table:table-cell office:value-type="float" office:value="0.624">
                <text:p>0.624</text:p>
                <draw:g>
                  <svg:desc>Sheet1.B2:Sheet1.B65</svg:desc>
                </draw:g>
              </table:table-cell>
              <table:table-cell office:value-type="float" office:value="2.1835">
                <text:p>2.1835</text:p>
                <draw:g>
                  <svg:desc>Sheet1.D2:Sheet1.D65</svg:desc>
                </draw:g>
              </table:table-cell>
              <table:table-cell office:value-type="float" office:value="1.712">
                <text:p>1.712</text:p>
                <draw:g>
                  <svg:desc>Sheet1.E2:Sheet1.E65</svg:desc>
                </draw:g>
              </table:table-cell>
            </table:table-row>
            <table:table-row>
              <table:table-cell office:value-type="string">
                <text:p>12345</text:p>
              </table:table-cell>
              <table:table-cell office:value-type="float" office:value="0.63">
                <text:p>0.63</text:p>
              </table:table-cell>
              <table:table-cell office:value-type="float" office:value="2.1625">
                <text:p>2.1625</text:p>
              </table:table-cell>
              <table:table-cell office:value-type="float" office:value="1.7005">
                <text:p>1.7005</text:p>
              </table:table-cell>
            </table:table-row>
            <table:table-row>
              <table:table-cell office:value-type="string">
                <text:p>02345</text:p>
              </table:table-cell>
              <table:table-cell office:value-type="float" office:value="0.3065">
                <text:p>0.3065</text:p>
              </table:table-cell>
              <table:table-cell office:value-type="float" office:value="2.154">
                <text:p>2.154</text:p>
              </table:table-cell>
              <table:table-cell office:value-type="float" office:value="1.694">
                <text:p>1.694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63">
                <text:p>0.63</text:p>
              </table:table-cell>
              <table:table-cell office:value-type="float" office:value="2.1585">
                <text:p>2.1585</text:p>
              </table:table-cell>
              <table:table-cell office:value-type="float" office:value="1.6845">
                <text:p>1.6845</text:p>
              </table:table-cell>
            </table:table-row>
            <table:table-row>
              <table:table-cell office:value-type="string">
                <text:p>01345</text:p>
              </table:table-cell>
              <table:table-cell office:value-type="float" office:value="0.622">
                <text:p>0.622</text:p>
              </table:table-cell>
              <table:table-cell office:value-type="float" office:value="2.204">
                <text:p>2.204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63">
                <text:p>0.63</text:p>
              </table:table-cell>
              <table:table-cell office:value-type="float" office:value="2.2035">
                <text:p>2.2035</text:p>
              </table:table-cell>
              <table:table-cell office:value-type="float" office:value="1.744">
                <text:p>1.744</text:p>
              </table:table-cell>
            </table:table-row>
            <table:table-row>
              <table:table-cell office:value-type="string">
                <text:p>0345</text:p>
              </table:table-cell>
              <table:table-cell office:value-type="float" office:value="0.321">
                <text:p>0.321</text:p>
              </table:table-cell>
              <table:table-cell office:value-type="float" office:value="2.2165">
                <text:p>2.2165</text:p>
              </table:table-cell>
              <table:table-cell office:value-type="float" office:value="1.706">
                <text:p>1.70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23">
                <text:p>0.623</text:p>
              </table:table-cell>
              <table:table-cell office:value-type="float" office:value="2.192">
                <text:p>2.192</text:p>
              </table:table-cell>
              <table:table-cell office:value-type="float" office:value="1.7285">
                <text:p>1.7285</text:p>
              </table:table-cell>
            </table:table-row>
            <table:table-row>
              <table:table-cell office:value-type="string">
                <text:p>01245</text:p>
              </table:table-cell>
              <table:table-cell office:value-type="float" office:value="0.63">
                <text:p>0.63</text:p>
              </table:table-cell>
              <table:table-cell office:value-type="float" office:value="2.203">
                <text:p>2.203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6005">
                <text:p>0.6005</text:p>
              </table:table-cell>
              <table:table-cell office:value-type="float" office:value="2.1685">
                <text:p>2.1685</text:p>
              </table:table-cell>
              <table:table-cell office:value-type="float" office:value="1.6755">
                <text:p>1.6755</text:p>
              </table:table-cell>
            </table:table-row>
            <table:table-row>
              <table:table-cell office:value-type="string">
                <text:p>0245</text:p>
              </table:table-cell>
              <table:table-cell office:value-type="float" office:value="0.315">
                <text:p>0.315</text:p>
              </table:table-cell>
              <table:table-cell office:value-type="float" office:value="2.1465">
                <text:p>2.1465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395">
                <text:p>0.6395</text:p>
              </table:table-cell>
              <table:table-cell office:value-type="float" office:value="2.199">
                <text:p>2.199</text:p>
              </table:table-cell>
              <table:table-cell office:value-type="float" office:value="1.6705">
                <text:p>1.6705</text:p>
              </table:table-cell>
            </table:table-row>
            <table:table-row>
              <table:table-cell office:value-type="string">
                <text:p>0145</text:p>
              </table:table-cell>
              <table:table-cell office:value-type="float" office:value="0.63">
                <text:p>0.63</text:p>
              </table:table-cell>
              <table:table-cell office:value-type="float" office:value="2.19">
                <text:p>2.19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3">
                <text:p>0.63</text:p>
              </table:table-cell>
              <table:table-cell office:value-type="float" office:value="2.197">
                <text:p>2.197</text:p>
              </table:table-cell>
              <table:table-cell office:value-type="float" office:value="1.7135">
                <text:p>1.7135</text:p>
              </table:table-cell>
            </table:table-row>
            <table:table-row>
              <table:table-cell office:value-type="string">
                <text:p>045</text:p>
              </table:table-cell>
              <table:table-cell office:value-type="float" office:value="0.315">
                <text:p>0.315</text:p>
              </table:table-cell>
              <table:table-cell office:value-type="float" office:value="2.21">
                <text:p>2.21</text:p>
              </table:table-cell>
              <table:table-cell office:value-type="float" office:value="1.704">
                <text:p>1.7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63">
                <text:p>0.63</text:p>
              </table:table-cell>
              <table:table-cell office:value-type="float" office:value="2.206">
                <text:p>2.206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string">
                <text:p>01235</text:p>
              </table:table-cell>
              <table:table-cell office:value-type="float" office:value="0.63">
                <text:p>0.63</text:p>
              </table:table-cell>
              <table:table-cell office:value-type="float" office:value="2.197">
                <text:p>2.197</text:p>
              </table:table-cell>
              <table:table-cell office:value-type="float" office:value="1.716">
                <text:p>1.716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621">
                <text:p>0.621</text:p>
              </table:table-cell>
              <table:table-cell office:value-type="float" office:value="2.174">
                <text:p>2.174</text:p>
              </table:table-cell>
              <table:table-cell office:value-type="float" office:value="1.7195">
                <text:p>1.7195</text:p>
              </table:table-cell>
            </table:table-row>
            <table:table-row>
              <table:table-cell office:value-type="string">
                <text:p>0235</text:p>
              </table:table-cell>
              <table:table-cell office:value-type="float" office:value="0.3095">
                <text:p>0.3095</text:p>
              </table:table-cell>
              <table:table-cell office:value-type="float" office:value="2.156">
                <text:p>2.156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609">
                <text:p>0.609</text:p>
              </table:table-cell>
              <table:table-cell office:value-type="float" office:value="2.089">
                <text:p>2.089</text:p>
              </table:table-cell>
              <table:table-cell office:value-type="float" office:value="1.64">
                <text:p>1.64</text:p>
              </table:table-cell>
            </table:table-row>
            <table:table-row>
              <table:table-cell office:value-type="string">
                <text:p>0135</text:p>
              </table:table-cell>
              <table:table-cell office:value-type="float" office:value="0.63">
                <text:p>0.63</text:p>
              </table:table-cell>
              <table:table-cell office:value-type="float" office:value="2.105">
                <text:p>2.105</text:p>
              </table:table-cell>
              <table:table-cell office:value-type="float" office:value="1.677">
                <text:p>1.67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63">
                <text:p>0.63</text:p>
              </table:table-cell>
              <table:table-cell office:value-type="float" office:value="2.1455">
                <text:p>2.1455</text:p>
              </table:table-cell>
              <table:table-cell office:value-type="float" office:value="1.662">
                <text:p>1.662</text:p>
              </table:table-cell>
            </table:table-row>
            <table:table-row>
              <table:table-cell office:value-type="string">
                <text:p>035</text:p>
              </table:table-cell>
              <table:table-cell office:value-type="float" office:value="0.3055">
                <text:p>0.3055</text:p>
              </table:table-cell>
              <table:table-cell office:value-type="float" office:value="2.103">
                <text:p>2.103</text:p>
              </table:table-cell>
              <table:table-cell office:value-type="float" office:value="1.622">
                <text:p>1.6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22">
                <text:p>0.622</text:p>
              </table:table-cell>
              <table:table-cell office:value-type="float" office:value="2.105">
                <text:p>2.105</text:p>
              </table:table-cell>
              <table:table-cell office:value-type="float" office:value="1.6735">
                <text:p>1.6735</text:p>
              </table:table-cell>
            </table:table-row>
            <table:table-row>
              <table:table-cell office:value-type="string">
                <text:p>0125</text:p>
              </table:table-cell>
              <table:table-cell office:value-type="float" office:value="0.61">
                <text:p>0.61</text:p>
              </table:table-cell>
              <table:table-cell office:value-type="float" office:value="2.073">
                <text:p>2.073</text:p>
              </table:table-cell>
              <table:table-cell office:value-type="float" office:value="1.651">
                <text:p>1.6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6285">
                <text:p>0.6285</text:p>
              </table:table-cell>
              <table:table-cell office:value-type="float" office:value="2.078">
                <text:p>2.078</text:p>
              </table:table-cell>
              <table:table-cell office:value-type="float" office:value="1.657">
                <text:p>1.657</text:p>
              </table:table-cell>
            </table:table-row>
            <table:table-row>
              <table:table-cell office:value-type="string">
                <text:p>025</text:p>
              </table:table-cell>
              <table:table-cell office:value-type="float" office:value="0.2965">
                <text:p>0.2965</text:p>
              </table:table-cell>
              <table:table-cell office:value-type="float" office:value="2.102">
                <text:p>2.102</text:p>
              </table:table-cell>
              <table:table-cell office:value-type="float" office:value="1.624">
                <text:p>1.6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21">
                <text:p>0.621</text:p>
              </table:table-cell>
              <table:table-cell office:value-type="float" office:value="2.0935">
                <text:p>2.0935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string">
                <text:p>015</text:p>
              </table:table-cell>
              <table:table-cell office:value-type="float" office:value="0.63">
                <text:p>0.63</text:p>
              </table:table-cell>
              <table:table-cell office:value-type="float" office:value="2.1155">
                <text:p>2.1155</text:p>
              </table:table-cell>
              <table:table-cell office:value-type="float" office:value="1.6655">
                <text:p>1.66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3">
                <text:p>0.63</text:p>
              </table:table-cell>
              <table:table-cell office:value-type="float" office:value="2.0955">
                <text:p>2.0955</text:p>
              </table:table-cell>
              <table:table-cell office:value-type="float" office:value="1.665">
                <text:p>1.665</text:p>
              </table:table-cell>
            </table:table-row>
            <table:table-row>
              <table:table-cell office:value-type="string">
                <text:p>05</text:p>
              </table:table-cell>
              <table:table-cell office:value-type="float" office:value="0.315">
                <text:p>0.315</text:p>
              </table:table-cell>
              <table:table-cell office:value-type="float" office:value="2.079">
                <text:p>2.079</text:p>
              </table:table-cell>
              <table:table-cell office:value-type="float" office:value="1.638">
                <text:p>1.6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">
                <text:p>0.63</text:p>
              </table:table-cell>
              <table:table-cell office:value-type="float" office:value="2.1035">
                <text:p>2.1035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01234</text:p>
              </table:table-cell>
              <table:table-cell office:value-type="float" office:value="0.6235">
                <text:p>0.6235</text:p>
              </table:table-cell>
              <table:table-cell office:value-type="float" office:value="2.0445">
                <text:p>2.0445</text:p>
              </table:table-cell>
              <table:table-cell office:value-type="float" office:value="1.6705">
                <text:p>1.670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63">
                <text:p>0.63</text:p>
              </table:table-cell>
              <table:table-cell office:value-type="float" office:value="2.025">
                <text:p>2.025</text:p>
              </table:table-cell>
              <table:table-cell office:value-type="float" office:value="1.6725">
                <text:p>1.6725</text:p>
              </table:table-cell>
            </table:table-row>
            <table:table-row>
              <table:table-cell office:value-type="string">
                <text:p>0234</text:p>
              </table:table-cell>
              <table:table-cell office:value-type="float" office:value="0.315">
                <text:p>0.315</text:p>
              </table:table-cell>
              <table:table-cell office:value-type="float" office:value="1.993">
                <text:p>1.993</text:p>
              </table:table-cell>
              <table:table-cell office:value-type="float" office:value="1.673">
                <text:p>1.67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3">
                <text:p>0.63</text:p>
              </table:table-cell>
              <table:table-cell office:value-type="float" office:value="2.065">
                <text:p>2.065</text:p>
              </table:table-cell>
              <table:table-cell office:value-type="float" office:value="1.6615">
                <text:p>1.6615</text:p>
              </table:table-cell>
            </table:table-row>
            <table:table-row>
              <table:table-cell office:value-type="string">
                <text:p>0134</text:p>
              </table:table-cell>
              <table:table-cell office:value-type="float" office:value="0.608">
                <text:p>0.608</text:p>
              </table:table-cell>
              <table:table-cell office:value-type="float" office:value="2.029">
                <text:p>2.029</text:p>
              </table:table-cell>
              <table:table-cell office:value-type="float" office:value="1.5985">
                <text:p>1.59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63">
                <text:p>0.63</text:p>
              </table:table-cell>
              <table:table-cell office:value-type="float" office:value="2.0305">
                <text:p>2.0305</text:p>
              </table:table-cell>
              <table:table-cell office:value-type="float" office:value="1.6015">
                <text:p>1.6015</text:p>
              </table:table-cell>
            </table:table-row>
            <table:table-row>
              <table:table-cell office:value-type="string">
                <text:p>034</text:p>
              </table:table-cell>
              <table:table-cell office:value-type="float" office:value="0.315">
                <text:p>0.315</text:p>
              </table:table-cell>
              <table:table-cell office:value-type="float" office:value="2.0565">
                <text:p>2.0565</text:p>
              </table:table-cell>
              <table:table-cell office:value-type="float" office:value="1.5825">
                <text:p>1.58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3">
                <text:p>0.63</text:p>
              </table:table-cell>
              <table:table-cell office:value-type="float" office:value="1.993">
                <text:p>1.993</text:p>
              </table:table-cell>
              <table:table-cell office:value-type="float" office:value="1.586">
                <text:p>1.586</text:p>
              </table:table-cell>
            </table:table-row>
            <table:table-row>
              <table:table-cell office:value-type="string">
                <text:p>0124</text:p>
              </table:table-cell>
              <table:table-cell office:value-type="float" office:value="0.622">
                <text:p>0.622</text:p>
              </table:table-cell>
              <table:table-cell office:value-type="float" office:value="2.0395">
                <text:p>2.0395</text:p>
              </table:table-cell>
              <table:table-cell office:value-type="float" office:value="1.639">
                <text:p>1.6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6045">
                <text:p>0.6045</text:p>
              </table:table-cell>
              <table:table-cell office:value-type="float" office:value="2.0455">
                <text:p>2.0455</text:p>
              </table:table-cell>
              <table:table-cell office:value-type="float" office:value="1.6525">
                <text:p>1.6525</text:p>
              </table:table-cell>
            </table:table-row>
            <table:table-row>
              <table:table-cell office:value-type="string">
                <text:p>024</text:p>
              </table:table-cell>
              <table:table-cell office:value-type="float" office:value="0.3065">
                <text:p>0.3065</text:p>
              </table:table-cell>
              <table:table-cell office:value-type="float" office:value="1.9855">
                <text:p>1.9855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27">
                <text:p>0.627</text:p>
              </table:table-cell>
              <table:table-cell office:value-type="float" office:value="2.027">
                <text:p>2.027</text:p>
              </table:table-cell>
              <table:table-cell office:value-type="float" office:value="1.663">
                <text:p>1.663</text:p>
              </table:table-cell>
            </table:table-row>
            <table:table-row>
              <table:table-cell office:value-type="string">
                <text:p>014</text:p>
              </table:table-cell>
              <table:table-cell office:value-type="float" office:value="0.6215">
                <text:p>0.6215</text:p>
              </table:table-cell>
              <table:table-cell office:value-type="float" office:value="2.035">
                <text:p>2.035</text:p>
              </table:table-cell>
              <table:table-cell office:value-type="float" office:value="1.577">
                <text:p>1.5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16">
                <text:p>0.616</text:p>
              </table:table-cell>
              <table:table-cell office:value-type="float" office:value="2.013">
                <text:p>2.013</text:p>
              </table:table-cell>
              <table:table-cell office:value-type="float" office:value="1.588">
                <text:p>1.588</text:p>
              </table:table-cell>
            </table:table-row>
            <table:table-row>
              <table:table-cell office:value-type="string">
                <text:p>04</text:p>
              </table:table-cell>
              <table:table-cell office:value-type="float" office:value="0.294">
                <text:p>0.294</text:p>
              </table:table-cell>
              <table:table-cell office:value-type="float" office:value="2.0295">
                <text:p>2.0295</text:p>
              </table:table-cell>
              <table:table-cell office:value-type="float" office:value="1.581">
                <text:p>1.5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205">
                <text:p>0.6205</text:p>
              </table:table-cell>
              <table:table-cell office:value-type="float" office:value="2.017">
                <text:p>2.017</text:p>
              </table:table-cell>
              <table:table-cell office:value-type="float" office:value="1.6035">
                <text:p>1.6035</text:p>
              </table:table-cell>
            </table:table-row>
            <table:table-row>
              <table:table-cell office:value-type="string">
                <text:p>0123</text:p>
              </table:table-cell>
              <table:table-cell office:value-type="float" office:value="0.618">
                <text:p>0.618</text:p>
              </table:table-cell>
              <table:table-cell office:value-type="float" office:value="2.046">
                <text:p>2.046</text:p>
              </table:table-cell>
              <table:table-cell office:value-type="float" office:value="1.666">
                <text:p>1.6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617">
                <text:p>0.617</text:p>
              </table:table-cell>
              <table:table-cell office:value-type="float" office:value="2.0495">
                <text:p>2.0495</text:p>
              </table:table-cell>
              <table:table-cell office:value-type="float" office:value="1.6625">
                <text:p>1.6625</text:p>
              </table:table-cell>
            </table:table-row>
            <table:table-row>
              <table:table-cell office:value-type="string">
                <text:p>023</text:p>
              </table:table-cell>
              <table:table-cell office:value-type="float" office:value="0.315">
                <text:p>0.315</text:p>
              </table:table-cell>
              <table:table-cell office:value-type="float" office:value="1.986">
                <text:p>1.986</text:p>
              </table:table-cell>
              <table:table-cell office:value-type="float" office:value="1.656">
                <text:p>1.6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295">
                <text:p>0.6295</text:p>
              </table:table-cell>
              <table:table-cell office:value-type="float" office:value="2.0565">
                <text:p>2.0565</text:p>
              </table:table-cell>
              <table:table-cell office:value-type="float" office:value="1.6485">
                <text:p>1.6485</text:p>
              </table:table-cell>
            </table:table-row>
            <table:table-row>
              <table:table-cell office:value-type="string">
                <text:p>013</text:p>
              </table:table-cell>
              <table:table-cell office:value-type="float" office:value="0.623">
                <text:p>0.623</text:p>
              </table:table-cell>
              <table:table-cell office:value-type="float" office:value="2.005">
                <text:p>2.005</text:p>
              </table:table-cell>
              <table:table-cell office:value-type="float" office:value="1.5865">
                <text:p>1.58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6">
                <text:p>0.626</text:p>
              </table:table-cell>
              <table:table-cell office:value-type="float" office:value="2.043">
                <text:p>2.043</text:p>
              </table:table-cell>
              <table:table-cell office:value-type="float" office:value="1.604">
                <text:p>1.604</text:p>
              </table:table-cell>
            </table:table-row>
            <table:table-row>
              <table:table-cell office:value-type="string">
                <text:p>03</text:p>
              </table:table-cell>
              <table:table-cell office:value-type="float" office:value="0.315">
                <text:p>0.315</text:p>
              </table:table-cell>
              <table:table-cell office:value-type="float" office:value="2.046">
                <text:p>2.046</text:p>
              </table:table-cell>
              <table:table-cell office:value-type="float" office:value="1.5935">
                <text:p>1.59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25">
                <text:p>0.6025</text:p>
              </table:table-cell>
              <table:table-cell office:value-type="float" office:value="2.032">
                <text:p>2.032</text:p>
              </table:table-cell>
              <table:table-cell office:value-type="float" office:value="1.5865">
                <text:p>1.5865</text:p>
              </table:table-cell>
            </table:table-row>
            <table:table-row>
              <table:table-cell office:value-type="string">
                <text:p>012</text:p>
              </table:table-cell>
              <table:table-cell office:value-type="float" office:value="0.6035">
                <text:p>0.6035</text:p>
              </table:table-cell>
              <table:table-cell office:value-type="float" office:value="2.0435">
                <text:p>2.0435</text:p>
              </table:table-cell>
              <table:table-cell office:value-type="float" office:value="1.6725">
                <text:p>1.67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09">
                <text:p>0.609</text:p>
              </table:table-cell>
              <table:table-cell office:value-type="float" office:value="2.0365">
                <text:p>2.0365</text:p>
              </table:table-cell>
              <table:table-cell office:value-type="float" office:value="1.6465">
                <text:p>1.6465</text:p>
              </table:table-cell>
            </table:table-row>
            <table:table-row>
              <table:table-cell office:value-type="string">
                <text:p>02</text:p>
              </table:table-cell>
              <table:table-cell office:value-type="float" office:value="0.3005">
                <text:p>0.3005</text:p>
              </table:table-cell>
              <table:table-cell office:value-type="float" office:value="1.9985">
                <text:p>1.9985</text:p>
              </table:table-cell>
              <table:table-cell office:value-type="float" office:value="1.6355">
                <text:p>1.63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95">
                <text:p>0.6295</text:p>
              </table:table-cell>
              <table:table-cell office:value-type="float" office:value="2.0405">
                <text:p>2.0405</text:p>
              </table:table-cell>
              <table:table-cell office:value-type="float" office:value="1.671">
                <text:p>1.671</text:p>
              </table:table-cell>
            </table:table-row>
            <table:table-row>
              <table:table-cell office:value-type="string">
                <text:p>01</text:p>
              </table:table-cell>
              <table:table-cell office:value-type="float" office:value="0.618">
                <text:p>0.618</text:p>
              </table:table-cell>
              <table:table-cell office:value-type="float" office:value="2.045">
                <text:p>2.045</text:p>
              </table:table-cell>
              <table:table-cell office:value-type="float" office:value="1.579">
                <text:p>1.579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63">
                <text:p>0.63</text:p>
              </table:table-cell>
              <table:table-cell office:value-type="float" office:value="2.024">
                <text:p>2.024</text:p>
              </table:table-cell>
              <table:table-cell office:value-type="float" office:value="1.587">
                <text:p>1.58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315">
                <text:p>0.315</text:p>
              </table:table-cell>
              <table:table-cell office:value-type="float" office:value="2.052">
                <text:p>2.052</text:p>
              </table:table-cell>
              <table:table-cell office:value-type="float" office:value="1.58">
                <text:p>1.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6005">
                <text:p>0.6005</text:p>
              </table:table-cell>
              <table:table-cell office:value-type="float" office:value="2.0215">
                <text:p>2.0215</text:p>
              </table:table-cell>
              <table:table-cell office:value-type="float" office:value="1.59">
                <text:p>1.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